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9" manifest:media-type=""/>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d8acf9" officeooo:paragraph-rsid="00daedf7" style:font-size-asian="10.5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f8be7b" officeooo:paragraph-rsid="00f8be7b" style:font-size-asian="10.5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f8be7b" officeooo:paragraph-rsid="0103aca9" style:font-size-asian="10.5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fada13" officeooo:paragraph-rsid="00fada13" style:font-size-asian="10.5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1120833" officeooo:paragraph-rsid="01120833" style:font-size-asian="10.5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d8acf9" officeooo:paragraph-rsid="00daedf7" style:font-size-asian="12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c54c13" officeooo:paragraph-rsid="00d735dc" style:font-size-asian="12pt" style:font-weight-asian="normal" style:font-name-complex="Times New Roman1"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10587f5" officeooo:paragraph-rsid="0103aca9" style:font-size-asian="12pt" style:font-weight-asian="normal" style:font-name-complex="Times New Roman1"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1172246" officeooo:paragraph-rsid="01120833" style:font-size-asian="12pt" style:font-weight-asian="normal" style:font-name-complex="Times New Roman1"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26c422" officeooo:paragraph-rsid="0119e533" style:font-size-asian="12pt" style:font-weight-asian="normal" style:font-name-complex="Times New Roman1"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3685f7" officeooo:paragraph-rsid="01330f91" style:font-size-asian="12pt" style:font-weight-asian="normal" style:font-name-complex="Times New Roman1"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1504594" officeooo:paragraph-rsid="01504594" style:font-size-asian="12pt" style:font-weight-asian="normal" style:font-name-complex="Times New Roman1"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33"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34"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35"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36"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37"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38"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39"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40"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41"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42"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43"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44"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45" style:family="paragraph" style:parent-style-name="Standard">
      <style:paragraph-properties fo:text-align="justify" style:justify-single-word="false"/>
      <style:text-properties style:font-name="Times New Roman" fo:font-size="12pt" fo:font-weight="bold" officeooo:rsid="002ba053" officeooo:paragraph-rsid="00d6b287" style:font-size-asian="12pt" style:font-weight-asian="bold" style:font-name-complex="Times New Roman1" style:font-size-complex="12pt" style:font-weight-complex="bold"/>
    </style:style>
    <style:style style:name="P46" style:family="paragraph" style:parent-style-name="Standard">
      <style:paragraph-properties fo:text-align="justify" style:justify-single-word="false"/>
      <style:text-properties style:font-name="Times New Roman" fo:font-size="12pt" fo:font-weight="bold" officeooo:rsid="002ba053" officeooo:paragraph-rsid="00f602dc" style:font-size-asian="12pt" style:font-weight-asian="bold" style:font-name-complex="Times New Roman1" style:font-size-complex="12pt" style:font-weight-complex="bold"/>
    </style:style>
    <style:style style:name="P47" style:family="paragraph" style:parent-style-name="Standard">
      <style:paragraph-properties fo:text-align="justify" style:justify-single-word="false"/>
      <style:text-properties style:font-name="Times New Roman" fo:font-size="12pt" fo:font-weight="bold" officeooo:rsid="002ba053" officeooo:paragraph-rsid="010c826e" style:font-size-asian="12pt" style:font-weight-asian="bold" style:font-name-complex="Times New Roman1" style:font-size-complex="12pt" style:font-weight-complex="bold"/>
    </style:style>
    <style:style style:name="P48" style:family="paragraph" style:parent-style-name="Standard">
      <style:paragraph-properties fo:text-align="justify" style:justify-single-word="false"/>
      <style:text-properties style:font-name="Times New Roman" fo:font-size="12pt" fo:font-weight="bold" officeooo:rsid="002ba053" officeooo:paragraph-rsid="012e14fe" style:font-size-asian="12pt" style:font-weight-asian="bold" style:font-name-complex="Times New Roman1" style:font-size-complex="12pt" style:font-weight-complex="bold"/>
    </style:style>
    <style:style style:name="P49" style:family="paragraph" style:parent-style-name="Standard">
      <style:paragraph-properties fo:text-align="justify" style:justify-single-word="false"/>
      <style:text-properties style:font-name="Times New Roman" fo:font-size="12pt" fo:font-weight="bold" officeooo:rsid="002ba053" officeooo:paragraph-rsid="0119e533" style:font-size-asian="12pt" style:font-weight-asian="bold" style:font-name-complex="Times New Roman1" style:font-size-complex="12pt" style:font-weight-complex="bold"/>
    </style:style>
    <style:style style:name="P50" style:family="paragraph" style:parent-style-name="Standard">
      <style:paragraph-properties fo:text-align="justify" style:justify-single-word="false"/>
      <style:text-properties style:font-name="Times New Roman" fo:font-size="12pt" fo:font-weight="bold" officeooo:rsid="002ba053" officeooo:paragraph-rsid="01330f91" style:font-size-asian="12pt" style:font-weight-asian="bold" style:font-name-complex="Times New Roman1"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style="normal" fo:font-weight="normal" officeooo:rsid="00f91dbc" officeooo:paragraph-rsid="00f8be7b" style:font-size-asian="12pt" style:font-style-asian="normal" style:font-weight-asian="normal" style:font-name-complex="Times New Roman1" style:font-size-complex="12pt" style:font-style-complex="normal" style:font-weight-complex="normal"/>
    </style:style>
    <style:style style:name="P52" style:family="paragraph" style:parent-style-name="Standard">
      <style:paragraph-properties fo:text-align="justify" style:justify-single-word="false"/>
      <style:text-properties style:font-name="Times New Roman" fo:font-size="12pt" fo:font-style="normal" fo:font-weight="normal" officeooo:rsid="00f8be7b" officeooo:paragraph-rsid="00f8be7b" style:font-size-asian="12pt" style:font-style-asian="normal" style:font-weight-asian="normal" style:font-name-complex="Times New Roman1" style:font-size-complex="12pt" style:font-style-complex="normal" style:font-weight-complex="normal"/>
    </style:style>
    <style:style style:name="P53"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54"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55" style:family="paragraph" style:parent-style-name="Standard">
      <style:paragraph-properties fo:text-align="justify" style:justify-single-word="false"/>
      <style:text-properties officeooo:paragraph-rsid="005bba92"/>
    </style:style>
    <style:style style:name="P56" style:family="paragraph" style:parent-style-name="Standard">
      <style:paragraph-properties fo:text-align="justify" style:justify-single-word="false"/>
      <style:text-properties officeooo:paragraph-rsid="00678208"/>
    </style:style>
    <style:style style:name="P57" style:family="paragraph" style:parent-style-name="Standard">
      <style:paragraph-properties fo:text-align="justify" style:justify-single-word="false"/>
      <style:text-properties officeooo:paragraph-rsid="00c54c13"/>
    </style:style>
    <style:style style:name="P58" style:family="paragraph" style:parent-style-name="Standard">
      <style:paragraph-properties fo:text-align="justify" style:justify-single-word="false"/>
      <style:text-properties officeooo:paragraph-rsid="00d735dc"/>
    </style:style>
    <style:style style:name="P59" style:family="paragraph" style:parent-style-name="Standard">
      <style:paragraph-properties fo:text-align="justify" style:justify-single-word="false"/>
      <style:text-properties style:font-name="Times New Roman" fo:font-size="12pt" fo:font-weight="normal" officeooo:rsid="0126c422" officeooo:paragraph-rsid="012e14fe" style:font-size-asian="12pt" style:font-weight-asian="normal" style:font-name-complex="Times New Roman1"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14ecdfd" officeooo:paragraph-rsid="01330f91" style:font-size-asian="12pt" style:font-weight-asian="normal" style:font-name-complex="Times New Roman1"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1504594" officeooo:paragraph-rsid="01504594" style:font-size-asian="12pt" style:font-weight-asian="normal" style:font-name-complex="Times New Roman1" style:font-size-complex="12pt" style:font-weight-complex="normal"/>
    </style:style>
    <style:style style:name="P62" style:family="paragraph" style:parent-style-name="Standard">
      <style:paragraph-properties fo:text-align="justify" style:justify-single-word="false"/>
      <style:text-properties style:font-name="Times New Roman" fo:font-size="12pt" fo:font-weight="normal" officeooo:rsid="01504594" officeooo:paragraph-rsid="01120833" style:font-size-asian="12pt" style:font-weight-asian="normal" style:font-name-complex="Times New Roman1" style:font-size-complex="12pt" style:font-weight-complex="normal"/>
    </style:style>
    <style:style style:name="P63" style:family="paragraph" style:parent-style-name="Standard">
      <style:paragraph-properties fo:text-align="justify" style:justify-single-word="false"/>
      <style:text-properties style:font-name="Times New Roman" fo:font-size="12pt" fo:font-weight="normal" officeooo:rsid="01504594" officeooo:paragraph-rsid="017b5f26" style:font-size-asian="12pt" style:font-weight-asian="normal" style:font-name-complex="Times New Roman1" style:font-size-complex="12pt" style:font-weight-complex="normal"/>
    </style:style>
    <style:style style:name="P64" style:family="paragraph" style:parent-style-name="Standard">
      <style:paragraph-properties fo:text-align="justify" style:justify-single-word="false"/>
      <style:text-properties style:font-name="Times New Roman" fo:font-size="12pt" fo:font-weight="normal" officeooo:rsid="0164256a" officeooo:paragraph-rsid="017c463b" style:font-size-asian="12pt" style:font-weight-asian="normal" style:font-name-complex="Times New Roman1" style:font-size-complex="12pt" style:font-weight-complex="normal"/>
    </style:style>
    <style:style style:name="P65" style:family="paragraph" style:parent-style-name="Standard">
      <style:paragraph-properties fo:text-align="justify" style:justify-single-word="false"/>
      <style:text-properties style:font-name="Times New Roman" fo:font-size="12pt" fo:font-weight="normal" officeooo:rsid="017f24d0" officeooo:paragraph-rsid="017f24d0" style:font-size-asian="12pt" style:font-weight-asian="normal" style:font-name-complex="Times New Roman1" style:font-size-complex="12pt" style:font-weight-complex="normal"/>
    </style:style>
    <style:style style:name="P66" style:family="paragraph" style:parent-style-name="Standard">
      <style:paragraph-properties fo:text-align="justify" style:justify-single-word="false"/>
      <style:text-properties style:font-name="Times New Roman" fo:font-size="12pt" fo:font-weight="normal" officeooo:rsid="017f24d0" officeooo:paragraph-rsid="018f739e" style:font-size-asian="12pt" style:font-weight-asian="normal" style:font-name-complex="Times New Roman1" style:font-size-complex="12pt" style:font-weight-complex="normal"/>
    </style:style>
    <style:style style:name="P67" style:family="paragraph" style:parent-style-name="Standard">
      <style:paragraph-properties fo:text-align="justify" style:justify-single-word="false"/>
      <style:text-properties style:font-name="Times New Roman" fo:font-size="12pt" fo:font-weight="normal" officeooo:rsid="01835401" officeooo:paragraph-rsid="018f739e" style:font-size-asian="12pt" style:font-weight-asian="normal" style:font-name-complex="Times New Roman1" style:font-size-complex="12pt" style:font-weight-complex="normal"/>
    </style:style>
    <style:style style:name="P68" style:family="paragraph" style:parent-style-name="Standard">
      <style:paragraph-properties fo:text-align="justify" style:justify-single-word="false"/>
      <style:text-properties style:font-name="Times New Roman" fo:font-size="12pt" fo:font-weight="normal" officeooo:rsid="01835401" officeooo:paragraph-rsid="017f24d0" style:font-size-asian="12pt" style:font-weight-asian="normal" style:font-name-complex="Times New Roman1" style:font-size-complex="12pt" style:font-weight-complex="normal"/>
    </style:style>
    <style:style style:name="P69" style:family="paragraph" style:parent-style-name="Standard">
      <style:paragraph-properties fo:text-align="justify" style:justify-single-word="false"/>
      <style:text-properties style:font-name="Times New Roman" fo:font-size="12pt" fo:font-weight="normal" officeooo:rsid="01835401" officeooo:paragraph-rsid="019b4fe2" style:font-size-asian="12pt" style:font-weight-asian="normal" style:font-name-complex="Times New Roman1" style:font-size-complex="12pt" style:font-weight-complex="normal"/>
    </style:style>
    <style:style style:name="P70" style:family="paragraph" style:parent-style-name="Standard">
      <style:paragraph-properties fo:text-align="justify" style:justify-single-word="false"/>
      <style:text-properties style:font-name="Times New Roman" fo:font-size="12pt" fo:font-weight="normal" officeooo:rsid="01835401" officeooo:paragraph-rsid="01ba6048" style:font-size-asian="12pt" style:font-weight-asian="normal" style:font-name-complex="Times New Roman1" style:font-size-complex="12pt" style:font-weight-complex="normal"/>
    </style:style>
    <style:style style:name="P71" style:family="paragraph" style:parent-style-name="Standard">
      <style:paragraph-properties fo:text-align="justify" style:justify-single-word="false"/>
      <style:text-properties style:font-name="Times New Roman" fo:font-size="12pt" fo:font-weight="normal" officeooo:rsid="01835401" officeooo:paragraph-rsid="01d962c4" style:font-size-asian="12pt" style:font-weight-asian="normal" style:font-name-complex="Times New Roman1" style:font-size-complex="12pt" style:font-weight-complex="normal"/>
    </style:style>
    <style:style style:name="P72" style:family="paragraph" style:parent-style-name="Standard">
      <style:paragraph-properties fo:text-align="justify" style:justify-single-word="false"/>
      <style:text-properties style:font-name="Times New Roman" fo:font-size="12pt" fo:font-weight="normal" officeooo:rsid="01835401" officeooo:paragraph-rsid="01e88a79" style:font-size-asian="12pt" style:font-weight-asian="normal" style:font-name-complex="Times New Roman1" style:font-size-complex="12pt" style:font-weight-complex="normal"/>
    </style:style>
    <style:style style:name="P73" style:family="paragraph" style:parent-style-name="Standard">
      <style:paragraph-properties fo:text-align="justify" style:justify-single-word="false"/>
      <style:text-properties style:font-name="Times New Roman" fo:font-size="12pt" fo:font-weight="bold" officeooo:rsid="002ba053" officeooo:paragraph-rsid="01aa1381" style:font-size-asian="12pt" style:font-weight-asian="bold" style:font-name-complex="Times New Roman1" style:font-size-complex="12pt" style:font-weight-complex="bold"/>
    </style:style>
    <style:style style:name="P74" style:family="paragraph" style:parent-style-name="Standard">
      <style:paragraph-properties fo:text-align="justify" style:justify-single-word="false"/>
      <style:text-properties style:font-name="Times New Roman" fo:font-size="12pt" fo:font-weight="bold" officeooo:rsid="002ba053" officeooo:paragraph-rsid="01b495dd" style:font-size-asian="12pt" style:font-weight-asian="bold" style:font-name-complex="Times New Roman1" style:font-size-complex="12pt" style:font-weight-complex="bold"/>
    </style:style>
    <style:style style:name="P75" style:family="paragraph" style:parent-style-name="Standard">
      <style:paragraph-properties fo:text-align="justify" style:justify-single-word="false"/>
      <style:text-properties style:font-name="Times New Roman" fo:font-size="12pt" fo:font-weight="bold" officeooo:rsid="002ba053" officeooo:paragraph-rsid="01d17393" style:font-size-asian="12pt" style:font-weight-asian="bold" style:font-name-complex="Times New Roman1" style:font-size-complex="12pt" style:font-weight-complex="bold"/>
    </style:style>
    <style:style style:name="P76" style:family="paragraph" style:parent-style-name="Standard">
      <style:paragraph-properties fo:text-align="justify" style:justify-single-word="false"/>
      <style:text-properties style:font-name="Times New Roman" fo:font-size="12pt" fo:font-weight="bold" officeooo:rsid="002ba053" officeooo:paragraph-rsid="01e88a79" style:font-size-asian="12pt" style:font-weight-asian="bold" style:font-name-complex="Times New Roman1" style:font-size-complex="12pt" style:font-weight-complex="bold"/>
    </style:style>
    <style:style style:name="P77" style:family="paragraph" style:parent-style-name="Text_20_body">
      <style:text-properties style:font-name="Times New Roman" fo:font-size="12pt" fo:font-weight="normal" officeooo:rsid="0164256a" style:font-size-asian="12pt" style:font-weight-asian="normal" style:font-name-complex="Times New Roman1" style:font-size-complex="12pt" style:font-weight-complex="normal"/>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fo:font-weight="normal" officeooo:rsid="011fd13e" style:font-weight-asian="normal" style:font-weight-complex="normal"/>
    </style:style>
    <style:style style:name="T22" style:family="text">
      <style:text-properties fo:font-weight="normal" officeooo:rsid="012274c3" style:font-weight-asian="normal" style:font-weight-complex="normal"/>
    </style:style>
    <style:style style:name="T23" style:family="text">
      <style:text-properties fo:font-weight="normal" officeooo:rsid="0122f999" style:font-weight-asian="normal" style:font-weight-complex="normal"/>
    </style:style>
    <style:style style:name="T24" style:family="text">
      <style:text-properties fo:font-weight="normal" officeooo:rsid="0124c7ce" style:font-weight-asian="normal" style:font-weight-complex="normal"/>
    </style:style>
    <style:style style:name="T25" style:family="text">
      <style:text-properties fo:font-weight="normal" officeooo:rsid="0126ba6f" style:font-weight-asian="normal" style:font-weight-complex="normal"/>
    </style:style>
    <style:style style:name="T26" style:family="text">
      <style:text-properties fo:font-weight="normal" officeooo:rsid="0126c422" style:font-weight-asian="normal" style:font-weight-complex="normal"/>
    </style:style>
    <style:style style:name="T27" style:family="text">
      <style:text-properties fo:font-weight="normal" officeooo:rsid="012ae6b3" style:font-weight-asian="normal" style:font-weight-complex="normal"/>
    </style:style>
    <style:style style:name="T28" style:family="text">
      <style:text-properties fo:font-weight="normal" officeooo:rsid="012e14fe" style:font-weight-asian="normal" style:font-weight-complex="normal"/>
    </style:style>
    <style:style style:name="T29" style:family="text">
      <style:text-properties fo:font-weight="normal" officeooo:rsid="012fdac9" style:font-weight-asian="normal" style:font-weight-complex="normal"/>
    </style:style>
    <style:style style:name="T30" style:family="text">
      <style:text-properties fo:font-weight="normal" officeooo:rsid="012ff484" style:font-weight-asian="normal" style:font-weight-complex="normal"/>
    </style:style>
    <style:style style:name="T31" style:family="text">
      <style:text-properties fo:font-weight="normal" officeooo:rsid="013685f7" style:font-weight-asian="normal" style:font-weight-complex="normal"/>
    </style:style>
    <style:style style:name="T32" style:family="text">
      <style:text-properties fo:font-weight="normal" officeooo:rsid="014ecdfd" style:font-weight-asian="normal" style:font-weight-complex="normal"/>
    </style:style>
    <style:style style:name="T33" style:family="text">
      <style:text-properties fo:font-weight="normal" officeooo:rsid="014f9e1d" style:font-weight-asian="normal" style:font-weight-complex="normal"/>
    </style:style>
    <style:style style:name="T34" style:family="text">
      <style:text-properties officeooo:rsid="0029daed"/>
    </style:style>
    <style:style style:name="T35" style:family="text">
      <style:text-properties fo:font-size="14pt" style:font-size-asian="14pt" style:font-size-complex="14pt"/>
    </style:style>
    <style:style style:name="T36" style:family="text">
      <style:text-properties fo:font-size="14pt" officeooo:rsid="00275c6c" style:font-size-asian="14pt" style:font-size-complex="14pt"/>
    </style:style>
    <style:style style:name="T37" style:family="text">
      <style:text-properties officeooo:rsid="002e679b"/>
    </style:style>
    <style:style style:name="T38" style:family="text">
      <style:text-properties officeooo:rsid="00339132"/>
    </style:style>
    <style:style style:name="T39" style:family="text">
      <style:text-properties officeooo:rsid="003a9d28"/>
    </style:style>
    <style:style style:name="T40" style:family="text">
      <style:text-properties officeooo:rsid="003bd1db"/>
    </style:style>
    <style:style style:name="T41" style:family="text">
      <style:text-properties officeooo:rsid="003f171b"/>
    </style:style>
    <style:style style:name="T42" style:family="text">
      <style:text-properties officeooo:rsid="003f70e4"/>
    </style:style>
    <style:style style:name="T43" style:family="text">
      <style:text-properties officeooo:rsid="0044131d"/>
    </style:style>
    <style:style style:name="T44" style:family="text">
      <style:text-properties officeooo:rsid="005334f8"/>
    </style:style>
    <style:style style:name="T45" style:family="text">
      <style:text-properties officeooo:rsid="0056ef66"/>
    </style:style>
    <style:style style:name="T46" style:family="text">
      <style:text-properties officeooo:rsid="005a9730"/>
    </style:style>
    <style:style style:name="T47" style:family="text">
      <style:text-properties officeooo:rsid="005bba92"/>
    </style:style>
    <style:style style:name="T48" style:family="text">
      <style:text-properties officeooo:rsid="0060b653"/>
    </style:style>
    <style:style style:name="T49"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53"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55"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56"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58"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60"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61"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62" style:family="text">
      <style:text-properties officeooo:rsid="006aae93"/>
    </style:style>
    <style:style style:name="T63" style:family="text">
      <style:text-properties officeooo:rsid="006c64cd"/>
    </style:style>
    <style:style style:name="T64" style:family="text">
      <style:text-properties officeooo:rsid="0072d3e2"/>
    </style:style>
    <style:style style:name="T65" style:family="text">
      <style:text-properties officeooo:rsid="0079fd1d"/>
    </style:style>
    <style:style style:name="T66" style:family="text">
      <style:text-properties officeooo:rsid="0087b705"/>
    </style:style>
    <style:style style:name="T67" style:family="text">
      <style:text-properties officeooo:rsid="00983a52"/>
    </style:style>
    <style:style style:name="T68" style:family="text">
      <style:text-properties officeooo:rsid="009d0afb"/>
    </style:style>
    <style:style style:name="T69" style:family="text">
      <style:text-properties officeooo:rsid="009da311"/>
    </style:style>
    <style:style style:name="T70" style:family="text">
      <style:text-properties officeooo:rsid="00b9d248"/>
    </style:style>
    <style:style style:name="T71" style:family="text">
      <style:text-properties style:font-size-asian="12pt"/>
    </style:style>
    <style:style style:name="T72" style:family="text">
      <style:text-properties officeooo:rsid="00c54c13" style:font-size-asian="12pt"/>
    </style:style>
    <style:style style:name="T73" style:family="text">
      <style:text-properties officeooo:rsid="00d9feea" style:font-size-asian="12pt"/>
    </style:style>
    <style:style style:name="T74" style:family="text">
      <style:text-properties officeooo:rsid="00df09cd" style:font-size-asian="12pt"/>
    </style:style>
    <style:style style:name="T75" style:family="text">
      <style:text-properties officeooo:rsid="010587f5" style:font-size-asian="12pt"/>
    </style:style>
    <style:style style:name="T76" style:family="text">
      <style:text-properties officeooo:rsid="0106cc8c" style:font-size-asian="12pt"/>
    </style:style>
    <style:style style:name="T77" style:family="text">
      <style:text-properties officeooo:rsid="01138d48" style:font-size-asian="12pt"/>
    </style:style>
    <style:style style:name="T78" style:family="text">
      <style:text-properties officeooo:rsid="0115557a" style:font-size-asian="12pt"/>
    </style:style>
    <style:style style:name="T79" style:family="text">
      <style:text-properties officeooo:rsid="011562d0" style:font-size-asian="12pt"/>
    </style:style>
    <style:style style:name="T80" style:family="text">
      <style:text-properties officeooo:rsid="01164a51" style:font-size-asian="12pt"/>
    </style:style>
    <style:style style:name="T81" style:family="text">
      <style:text-properties officeooo:rsid="01165d01" style:font-size-asian="12pt"/>
    </style:style>
    <style:style style:name="T82" style:family="text">
      <style:text-properties officeooo:rsid="01172246" style:font-size-asian="12pt"/>
    </style:style>
    <style:style style:name="T83" style:family="text">
      <style:text-properties officeooo:rsid="00d859d9"/>
    </style:style>
    <style:style style:name="T84" style:family="text">
      <style:text-properties fo:font-style="italic" style:font-size-asian="12pt" style:font-style-asian="italic" style:font-style-complex="italic"/>
    </style:style>
    <style:style style:name="T85" style:family="text">
      <style:text-properties fo:font-style="italic" officeooo:rsid="00df09cd" style:font-size-asian="12pt" style:font-style-asian="italic" style:font-style-complex="italic"/>
    </style:style>
    <style:style style:name="T86" style:family="text">
      <style:text-properties fo:font-style="italic" officeooo:rsid="00f91dbc" style:font-size-asian="12pt" style:font-style-asian="italic" style:font-style-complex="italic"/>
    </style:style>
    <style:style style:name="T87" style:family="text">
      <style:text-properties officeooo:rsid="00e1eeac"/>
    </style:style>
    <style:style style:name="T88" style:family="text">
      <style:text-properties officeooo:rsid="00f766eb"/>
    </style:style>
    <style:style style:name="T89" style:family="text">
      <style:text-properties fo:font-style="normal" style:font-size-asian="12pt" style:font-style-asian="normal" style:font-style-complex="normal"/>
    </style:style>
    <style:style style:name="T90" style:family="text">
      <style:text-properties fo:font-style="normal" officeooo:rsid="00f91dbc" style:font-size-asian="12pt" style:font-style-asian="normal" style:font-style-complex="normal"/>
    </style:style>
    <style:style style:name="T91" style:family="text">
      <style:text-properties officeooo:rsid="010c826e"/>
    </style:style>
    <style:style style:name="T92" style:family="text">
      <style:text-properties officeooo:rsid="010d3083"/>
    </style:style>
    <style:style style:name="T93" style:family="text">
      <style:text-properties officeooo:rsid="0119e533"/>
    </style:style>
    <style:style style:name="T94" style:family="text">
      <style:text-properties officeooo:rsid="011fc3e0"/>
    </style:style>
    <style:style style:name="T95" style:family="text">
      <style:text-properties officeooo:rsid="01274de8"/>
    </style:style>
    <style:style style:name="T96" style:family="text">
      <style:text-properties officeooo:rsid="01330f91"/>
    </style:style>
    <style:style style:name="T97" style:family="text">
      <style:text-properties officeooo:rsid="0134c466"/>
    </style:style>
    <style:style style:name="T98" style:family="text">
      <style:text-properties officeooo:rsid="015530a9"/>
    </style:style>
    <style:style style:name="T99" style:family="text">
      <style:text-properties officeooo:rsid="0165c734"/>
    </style:style>
    <style:style style:name="T100" style:family="text">
      <style:text-properties style:text-position="sub 58%" officeooo:rsid="016a2686"/>
    </style:style>
    <style:style style:name="T101" style:family="text">
      <style:text-properties style:text-position="sub 58%" officeooo:rsid="016c076f"/>
    </style:style>
    <style:style style:name="T102" style:family="text">
      <style:text-properties style:text-position="sub 58%" officeooo:rsid="01702af5"/>
    </style:style>
    <style:style style:name="T103" style:family="text">
      <style:text-properties style:text-position="sub 58%" officeooo:rsid="017121ff"/>
    </style:style>
    <style:style style:name="T104" style:family="text">
      <style:text-properties style:text-position="sub 58%" officeooo:rsid="0184e78b"/>
    </style:style>
    <style:style style:name="T105" style:family="text">
      <style:text-properties style:text-position="sub 58%" officeooo:rsid="018aa3a4"/>
    </style:style>
    <style:style style:name="T106" style:family="text">
      <style:text-properties style:text-position="sub 58%" officeooo:rsid="018d7616"/>
    </style:style>
    <style:style style:name="T107" style:family="text">
      <style:text-properties style:text-position="0% 100%" officeooo:rsid="017c463b"/>
    </style:style>
    <style:style style:name="T108" style:family="text">
      <style:text-properties style:text-position="0% 100%" officeooo:rsid="018aa3a4"/>
    </style:style>
    <style:style style:name="T109" style:family="text">
      <style:text-properties style:text-position="0% 100%" officeooo:rsid="018c3004"/>
    </style:style>
    <style:style style:name="T110" style:family="text">
      <style:text-properties style:text-position="0% 100%" officeooo:rsid="018d7616"/>
    </style:style>
    <style:style style:name="T111" style:family="text">
      <style:text-properties style:text-position="0% 100%" officeooo:rsid="019b4fe2"/>
    </style:style>
    <style:style style:name="T112" style:family="text">
      <style:text-properties style:text-position="0% 100%" officeooo:rsid="019de42d"/>
    </style:style>
    <style:style style:name="T113" style:family="text">
      <style:text-properties style:text-position="0% 100%" fo:font-weight="normal" officeooo:rsid="011fd13e" style:font-weight-asian="normal" style:font-weight-complex="normal"/>
    </style:style>
    <style:style style:name="T114" style:family="text">
      <style:text-properties style:text-position="0% 100%" fo:font-weight="normal" officeooo:rsid="0126c422" style:font-weight-asian="normal" style:font-weight-complex="normal"/>
    </style:style>
    <style:style style:name="T115" style:family="text">
      <style:text-properties style:text-position="0% 100%" officeooo:rsid="0126c422"/>
    </style:style>
    <style:style style:name="T116" style:family="text">
      <style:text-properties style:text-position="0% 100%" officeooo:rsid="01bc758b"/>
    </style:style>
    <style:style style:name="T117" style:family="text">
      <style:text-properties style:text-position="0% 100%" officeooo:rsid="01bdec68"/>
    </style:style>
    <style:style style:name="T118" style:family="text">
      <style:text-properties style:text-position="0% 100%" officeooo:rsid="01bf59ec"/>
    </style:style>
    <style:style style:name="T119" style:family="text">
      <style:text-properties style:text-position="0% 100%" officeooo:rsid="01c06d31"/>
    </style:style>
    <style:style style:name="T120" style:family="text">
      <style:text-properties style:text-position="0% 100%" officeooo:rsid="01c20ad5"/>
    </style:style>
    <style:style style:name="T121" style:family="text">
      <style:text-properties style:text-position="0% 100%" officeooo:rsid="01c2e8e1"/>
    </style:style>
    <style:style style:name="T122" style:family="text">
      <style:text-properties style:text-position="0% 100%" officeooo:rsid="01c6f1dd"/>
    </style:style>
    <style:style style:name="T123" style:family="text">
      <style:text-properties style:text-position="0% 100%" officeooo:rsid="01ca428b"/>
    </style:style>
    <style:style style:name="T124" style:family="text">
      <style:text-properties style:text-position="0% 100%" officeooo:rsid="01cbad27"/>
    </style:style>
    <style:style style:name="T125" style:family="text">
      <style:text-properties style:text-position="0% 100%" officeooo:rsid="01cc2828"/>
    </style:style>
    <style:style style:name="T126" style:family="text">
      <style:text-properties style:text-position="0% 100%" officeooo:rsid="01cc44b3"/>
    </style:style>
    <style:style style:name="T127" style:family="text">
      <style:text-properties style:text-position="0% 100%" officeooo:rsid="01cd7def"/>
    </style:style>
    <style:style style:name="T128" style:family="text">
      <style:text-properties style:text-position="0% 100%" officeooo:rsid="01d3562a"/>
    </style:style>
    <style:style style:name="T129" style:family="text">
      <style:text-properties style:text-position="0% 100%" officeooo:rsid="01d45d9a"/>
    </style:style>
    <style:style style:name="T130" style:family="text">
      <style:text-properties style:text-position="0% 100%" officeooo:rsid="01d53d8c"/>
    </style:style>
    <style:style style:name="T131" style:family="text">
      <style:text-properties style:text-position="0% 100%" officeooo:rsid="01d5edbd"/>
    </style:style>
    <style:style style:name="T132" style:family="text">
      <style:text-properties style:text-position="0% 100%" officeooo:rsid="01d70ce5"/>
    </style:style>
    <style:style style:name="T133" style:family="text">
      <style:text-properties style:text-position="0% 100%" officeooo:rsid="01d8b062"/>
    </style:style>
    <style:style style:name="T134" style:family="text">
      <style:text-properties style:text-position="0% 100%" officeooo:rsid="01da11a0"/>
    </style:style>
    <style:style style:name="T135" style:family="text">
      <style:text-properties style:text-position="0% 100%" fo:font-size="10pt" officeooo:rsid="01da11a0" style:font-size-asian="10pt" style:font-size-complex="10pt"/>
    </style:style>
    <style:style style:name="T136" style:family="text">
      <style:text-properties style:text-position="0% 100%" fo:font-size="10pt" officeooo:rsid="01dc0207" style:font-size-asian="10pt" style:font-size-complex="10pt"/>
    </style:style>
    <style:style style:name="T137" style:family="text">
      <style:text-properties style:text-position="0% 100%" officeooo:rsid="01dba5c5"/>
    </style:style>
    <style:style style:name="T138" style:family="text">
      <style:text-properties style:text-position="0% 100%" officeooo:rsid="01dc0207"/>
    </style:style>
    <style:style style:name="T139" style:family="text">
      <style:text-properties style:text-position="0% 100%" officeooo:rsid="01dd4725"/>
    </style:style>
    <style:style style:name="T140" style:family="text">
      <style:text-properties style:text-position="0% 100%" officeooo:rsid="01e0b2f2"/>
    </style:style>
    <style:style style:name="T141" style:family="text">
      <style:text-properties style:text-position="0% 100%" officeooo:rsid="01e2334b"/>
    </style:style>
    <style:style style:name="T142" style:family="text">
      <style:text-properties officeooo:rsid="019028c2"/>
    </style:style>
    <style:style style:name="T143" style:family="text">
      <style:text-properties officeooo:rsid="01ab0cb4"/>
    </style:style>
    <style:style style:name="T144" style:family="text">
      <style:text-properties officeooo:rsid="01ae4035"/>
    </style:style>
    <style:style style:name="T145" style:family="text">
      <style:text-properties officeooo:rsid="01b495dd"/>
    </style:style>
    <style:style style:name="T146" style:family="text">
      <style:text-properties style:text-position="super 58%" officeooo:rsid="01dd4725"/>
    </style:style>
    <style:style style:name="T147" style:family="text">
      <style:text-properties style:text-position="super 58%" officeooo:rsid="01e0b2f2"/>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fo:padding="0.049cm" fo:border="none" style:shadow="none" draw:shadow-opacity="100%"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33"><text:span text:style-name="T35">Abstract:</text:span> </text:p>
      <text:p text:style-name="P33"><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3"/>
      <text:p text:style-name="P32"><text:span text:style-name="T36">1. </text:span><text:span text:style-name="T35">Introduction:</text:span></text:p>
      <text:p text:style-name="P32"><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4"/>
      <text:p text:style-name="P53"><text:span text:style-name="T34">2. Phases of building Recommendation System</text:span>:</text:p>
      <text:p text:style-name="P53"/>
      <text:p text:style-name="P34">2.1 Data Collection Phase:</text:p>
      <text:p text:style-name="P11">In this phase, the main focus is on collecting data from different users who are consumers of the business. <text:span text:style-name="T37">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11"/>
      <text:p text:style-name="P35">2.1.<text:span text:style-name="T38">1</text:span> <text:span text:style-name="T38">Explicit Feedback</text:span>:</text:p>
      <text:p text:style-name="P13">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12"/>
      <text:p text:style-name="P36">2.1.<text:span text:style-name="T41">2</text:span> <text:span text:style-name="T39">Implicit Feedback</text:span>:</text:p>
      <text:p text:style-name="P12">This feedback system a<text:span text:style-name="T40">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12"><text:soft-page-break/></text:p>
      <text:p text:style-name="P37">2.1.<text:span text:style-name="T41">2</text:span> <text:span text:style-name="T42">Hybrid Feedback</text:span>:</text:p>
      <text:p text:style-name="P14">Hybrid feedback system combines the strength of both explicit and implicit feedback systems to increase performance. <text:span text:style-name="T43">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14"/>
      <text:p text:style-name="P38">2.<text:span text:style-name="T44">2 Training Phase</text:span>:</text:p>
      <text:p text:style-name="P15">In training phase the data collected is used to extract features either of users or items and they are used <text:span text:style-name="T45">as building blocks for the algorithms. Features are extracted as per the needs of a particular algorithm. Various types of recommendation filtering methods are used to create the models.</text:span></text:p>
      <text:p text:style-name="P15"/>
      <text:p text:style-name="P39">2.<text:span text:style-name="T46">3 Prediction Phase</text:span>:</text:p>
      <text:p text:style-name="P16"><text:span text:style-name="T64">In this phase,</text:span> predict<text:span text:style-name="T64">ion of</text:span> the rating or preference <text:span text:style-name="T64">which</text:span> a user is expected to give to an item <text:span text:style-name="T64">is done</text:span>. This prediction is made using the <text:span text:style-name="T46">features created in training phase and building algorithm over it.</text:span></text:p>
      <text:p text:style-name="P16"/>
      <text:p text:style-name="P54"><text:span text:style-name="T46">3 Recommendation Filtering Methods</text:span>:</text:p>
      <text:p text:style-name="P17">It is use <text:span text:style-name="T46">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7"/>
      <text:p text:style-name="P40"><text:span text:style-name="T47">3.1 Content-Based Filtering</text:span>:</text:p>
      <text:p text:style-name="P55"><text:span text:style-name="T49">It is </text:span><text:span text:style-name="T50">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51">text </text:span><text:span text:style-name="T50">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48">(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55"/>
      <text:p text:style-name="P41"><text:span text:style-name="T47">3.2 Collaborative Filtering</text:span>:</text:p>
      <text:p text:style-name="P56"><text:span text:style-name="T52">Collaborative filtering is independent of literature of item/user domain or profile. It is a better technique for data where metadata is either inadequate or cannot be easily obtained </text:span><text:span text:style-name="T53">like </text:span><text:span text:style-name="T54">in the cases of</text:span><text:span text:style-name="T53"> movies, music, pictures etc. </text:span><text:span text:style-name="T55">So, here the implicit feedback and explicit feedback play most important role in making recommendations. </text:span><text:span text:style-name="T53">Here the ratings given by users play an important role in creation of the models. </text:span><text:span text:style-name="T56">It also has a few disadvantages like sparsity problem and cold start problem. </text:span><text:span text:style-name="T57">Sparsity occurs when very few explicit feedback ratings are available for making recommendation model. Cold Start Problem occurs when a new user </text:span><text:span text:style-name="T58">or item </text:span><text:span text:style-name="T57">is added to the list </text:span><text:span text:style-name="T58">for which ratings are not present</text:span><text:span text:style-name="T57">. </text:span><text:span text:style-name="T59">This makes it difficult to create similarity matrices.</text:span><text:span text:style-name="T57"> </text:span><text:span text:style-name="T53">This technique can be further classified into two categories:</text:span></text:p>
      <text:p text:style-name="P18"/>
      <text:p text:style-name="P42"><text:span text:style-name="T63">3</text:span>.<text:span text:style-name="T63">2</text:span>.<text:span text:style-name="T63">1</text:span> <text:span text:style-name="T63">Model-Based Techniques:</text:span></text:p>
      <text:p text:style-name="P23">Model-based <text:span text:style-name="T65">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9"/>
      <text:p text:style-name="P42"><text:soft-page-break/><text:span text:style-name="T63">3</text:span>.<text:span text:style-name="T63">2</text:span>.<text:span text:style-name="T41">2</text:span> <text:span text:style-name="T62">Memory-Based Techniques:</text:span></text:p>
      <text:p text:style-name="P22"><text:span text:style-name="T66">Memory based techniques work on the principle of finding most similar users or items to a user or item and then fetching their ratings for predicting the rating given by the user or given to the item. </text:span>The features here <text:span text:style-name="T66">are</text:span> extracted in the form of either item-item similarity matrix or user-user similarity matrix. <text:span text:style-name="T66">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20"/>
      <text:p text:style-name="P43"><text:span text:style-name="T63">3</text:span>.<text:span text:style-name="T63">2</text:span>.<text:span text:style-name="T41">2.1</text:span> <text:span text:style-name="T67">Cosine Similarity Measure:</text:span></text:p>
      <text:p text:style-name="P24">Cosine <text:span text:style-name="T87">S</text:span>imilarity <text:span text:style-name="T87">(CS)</text:span> is the measure of similarity between two <text:span text:style-name="T69">n-dimensional </text:span>vectors in a space. <text:span text:style-name="T68">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24"/>
      <text:p text:style-name="P24"><draw:frame draw:style-name="fr1" draw:name="Object1" text:anchor-type="char" svg:x="0.804cm" svg:y="0cm" svg:width="15.573cm" svg:height="2.429cm" draw:z-index="0"><draw:object xlink:href="./Object 1" xlink:type="simple" xlink:show="embed" xlink:actuate="onLoad"/><draw:image xlink:href="./ObjectReplacements/Object 1" xlink:type="simple" xlink:show="embed" xlink:actuate="onLoad"/></draw:frame></text:p>
      <text:p text:style-name="P21"/>
      <text:p text:style-name="P21"/>
      <text:p text:style-name="P21"/>
      <text:p text:style-name="P21"/>
      <text:p text:style-name="P21"/>
      <text:p text:style-name="P21"><draw:frame draw:style-name="fr2" draw:name="Object2" text:anchor-type="char" svg:x="4.11cm" svg:y="0.22cm" svg:width="6.833cm" svg:height="0.459cm" draw:z-index="1"><draw:object xlink:href="./Object 2" xlink:type="simple" xlink:show="embed" xlink:actuate="onLoad"/><draw:image xlink:href="./ObjectReplacements/Object 2" xlink:type="simple" xlink:show="embed" xlink:actuate="onLoad"/></draw:frame></text:p>
      <text:p text:style-name="P21"/>
      <text:p text:style-name="P44"><text:span text:style-name="T63">3</text:span>.<text:span text:style-name="T63">2</text:span>.<text:span text:style-name="T41">2.2</text:span> <text:span text:style-name="T70">Pearson Correlation Coefficient Measure:</text:span></text:p>
      <text:p text:style-name="P58"><text:span text:style-name="T60">Pearson Correlation Coefficient or bivariate correlation is the measure of linear correlation between two vectors.Its range is [-1,1], where -1 is negative linear correlation, +1 is the positive linear correlation and 0 is the no linear correlation. </text:span><text:span text:style-name="T61">It is represented using multiple ways:</text:span></text:p>
      <text:p text:style-name="P26"/>
      <text:p text:style-name="P57"><draw:frame draw:style-name="fr3" draw:name="Object3" text:anchor-type="char" svg:x="1.861cm" svg:y="0.411cm" svg:width="12.483cm" svg:height="2.528cm" draw:z-index="2"><draw:object xlink:href="./Object 3" xlink:type="simple" xlink:show="embed" xlink:actuate="onLoad"/><draw:image xlink:href="./ObjectReplacements/Object 3" xlink:type="simple" xlink:show="embed" xlink:actuate="onLoad"/><svg:desc>formula</svg:desc></draw:frame></text:p>
      <text:p text:style-name="P5"/>
      <text:p text:style-name="P5"/>
      <text:p text:style-name="P5"/>
      <text:p text:style-name="P5"/>
      <text:p text:style-name="P5"/>
      <text:p text:style-name="P5"><draw:frame draw:style-name="fr1" draw:name="Object5" text:anchor-type="char" svg:x="2.485cm" svg:y="0.448cm" svg:width="10.994cm" svg:height="0.531cm" draw:z-index="4"><draw:object xlink:href="./Object 5" xlink:type="simple" xlink:show="embed" xlink:actuate="onLoad"/><draw:image xlink:href="./ObjectReplacements/Object 5" xlink:type="simple" xlink:show="embed" xlink:actuate="onLoad"/></draw:frame></text:p>
      <text:p text:style-name="P5"/>
      <text:p text:style-name="P5"/>
      <text:p text:style-name="P45"><text:span text:style-name="T63">3</text:span>.<text:span text:style-name="T63">2</text:span>.<text:span text:style-name="T41">2.3</text:span> <text:span text:style-name="T83">Improved Cosine Similarity Measure:</text:span></text:p>
      <text:p text:style-name="P6"><text:span text:style-name="T72">I</text:span><text:span text:style-name="T71">mproved Cosine Similarity (ICS) Measure is specifically adjusted as per the requirements of recommender system which is based on the principle “If A is most similar to B, this does not imply that B is also most similar to A”. </text:span><text:span text:style-name="T73">So, if similarity of A is to be found with respect to B, then B’s only those values will be taken into consideration for which values of A are not null or zero. </text:span><text:span text:style-name="T74">Improved Cosine Similarity of </text:span><text:span text:style-name="T85">u</text:span><text:span text:style-name="T74"> with respect to </text:span><text:span text:style-name="T85">v</text:span><text:span text:style-name="T74"> is:</text:span></text:p>
      <text:p text:style-name="P25"/>
      <text:p text:style-name="P25"><draw:frame draw:style-name="fr1" draw:name="Object4" text:anchor-type="char" svg:x="2.895cm" svg:y="0.014cm" svg:width="10.582cm" svg:height="2.429cm" draw:z-index="3"><draw:object xlink:href="./Object 4" xlink:type="simple" xlink:show="embed" xlink:actuate="onLoad"/><draw:image xlink:href="./ObjectReplacements/Object 4" xlink:type="simple" xlink:show="embed" xlink:actuate="onLoad"/><svg:desc>formula</svg:desc></draw:frame></text:p>
      <text:p text:style-name="P25"/>
      <text:p text:style-name="P25"/>
      <text:p text:style-name="P25"/>
      <text:p text:style-name="P25"/>
      <text:p text:style-name="P25"/>
      <text:p text:style-name="P25"><text:soft-page-break/></text:p>
      <text:p text:style-name="P46"><text:span text:style-name="T88">4</text:span> <text:span text:style-name="T95">Demonstration of Implementation Similarity Metrics:</text:span></text:p>
      <text:p text:style-name="P8"><text:span text:style-name="T75">Cosine </text:span><text:span text:style-name="T76">Similarity Metric </text:span><text:span text:style-name="T75">and Improved Cosine Similarity Metric have been implemented below for better understanding:</text:span></text:p>
      <text:p text:style-name="P27"/>
      <text:p text:style-name="P7"><text:span text:style-name="T74">L</text:span><text:span text:style-name="T71">et </text:span><text:span text:style-name="T84">u </text:span><text:span text:style-name="T89">be &lt;3,4,5,null,5,5,null,2,null,null,null,null&gt; </text:span><text:span text:style-name="T90">and </text:span><text:span text:style-name="T86">v </text:span><text:span text:style-name="T90">be &lt;4,4,4,5,5,null,1,null,2,null,1,null&gt;.</text:span></text:p>
      <text:p text:style-name="P51"/>
      <text:p text:style-name="P9"><draw:frame draw:style-name="fr1" draw:name="Object8" text:anchor-type="char" svg:x="1.356cm" svg:y="0.085cm" svg:width="14.219cm" svg:height="1.171cm" draw:z-index="6"><draw:object xlink:href="./Object 8" xlink:type="simple" xlink:show="embed" xlink:actuate="onLoad"/><draw:image xlink:href="./ObjectReplacements/Object 8" xlink:type="simple" xlink:show="embed" xlink:actuate="onLoad"/><svg:desc>formula</svg:desc></draw:frame></text:p>
      <text:p text:style-name="P52"/>
      <text:p text:style-name="P25"/>
      <text:p text:style-name="P25"/>
      <text:p text:style-name="P25"><draw:frame draw:style-name="fr1" draw:name="Object6" text:anchor-type="char" svg:x="1.642cm" svg:y="0.113cm" svg:width="12.915cm" svg:height="1.171cm" draw:z-index="5"><draw:object xlink:href="./Object 6" xlink:type="simple" xlink:show="embed" xlink:actuate="onLoad"/><draw:image xlink:href="./ObjectReplacements/Object 6" xlink:type="simple" xlink:show="embed" xlink:actuate="onLoad"/></draw:frame></text:p>
      <text:p text:style-name="P25"/>
      <text:p text:style-name="P25"/>
      <text:p text:style-name="P25"/>
      <text:p text:style-name="P47"><text:span text:style-name="T92">5</text:span> <text:span text:style-name="T91">Inspiration behind the Improved Cosine Similarity Metric:</text:span></text:p>
      <text:p text:style-name="P10"><text:span text:style-name="T75">I</text:span><text:span text:style-name="T71">mproved Cosine Similarity </text:span><text:span text:style-name="T77">is inspired by the logic that to find similarity of </text:span><text:span text:style-name="T78">vector </text:span><text:span text:style-name="T77">A with re</text:span><text:span text:style-name="T78">s</text:span><text:span text:style-name="T77">pect to </text:span><text:span text:style-name="T78">vector </text:span><text:span text:style-name="T77">B, </text:span><text:span text:style-name="T78">only those values of B play important role for which values of vector A are not null because null values of A are needed to be found later using prediction. </text:span><text:span text:style-name="T79">So, if we use the values of B corresponding to null values of A, then they </text:span><text:span text:style-name="T80">also contribute for those null values which </text:span><text:span text:style-name="T81">if had been present, would also have affected the similarity between vectors A and B. </text:span><text:span text:style-name="T82">This means similarity of A with respect to B is not same as similarity of B with respect to B.</text:span></text:p>
      <text:p text:style-name="P28"/>
      <text:p text:style-name="P49"><text:span text:style-name="T94">6</text:span> <text:span text:style-name="T93">Predicting Ratings Using Ratings of Most Similar Users:</text:span></text:p>
      <text:p text:style-name="P48"><text:span text:style-name="T21">There are various methods to compute null ratings using ratings of top n most similar users. </text:span><text:span text:style-name="T23">Mostly used</text:span><text:span text:style-name="T22"> </text:span><text:span text:style-name="T23">methods</text:span><text:span text:style-name="T22"> are </text:span><text:span text:style-name="T27">average</text:span><text:span text:style-name="T23"> and weighted </text:span><text:span text:style-name="T27">average</text:span><text:span text:style-name="T23">. </text:span><text:span text:style-name="T28">Rating </text:span><text:span text:style-name="T24">of an item by a user <text:s/></text:span><text:span text:style-name="T29">is</text:span><text:span text:style-name="T28"> either </text:span><text:span text:style-name="T24">predicted </text:span><text:span text:style-name="T29">by <text:s/>computing</text:span><text:span text:style-name="T25"> the </text:span><text:span text:style-name="T29">average</text:span><text:span text:style-name="T25"> of ratings of that item by most similar users </text:span><text:span text:style-name="T30">or by computing the</text:span><text:span text:style-name="T26"> weighted </text:span><text:span text:style-name="T30">average of the same</text:span><text:span text:style-name="T26">, </text:span><text:span text:style-name="T30">where weights are the</text:span><text:span text:style-name="T26"> similarity values </text:span><text:span text:style-name="T30">of</text:span><text:span text:style-name="T26"> top n most similar users.</text:span></text:p>
      <text:p text:style-name="P59"/>
      <text:p text:style-name="P50"><text:span text:style-name="T96">7</text:span> <text:span text:style-name="T97">Demonstration of Improved Cosine Similarity Metric and Ratings Prediction:</text:span></text:p>
      <text:p text:style-name="P50"><text:span text:style-name="T21">The</text:span><text:span text:style-name="T23"> </text:span><text:span text:style-name="T31">table</text:span><text:span text:style-name="T32">s</text:span><text:span text:style-name="T31"> below represent the user-item ratings table </text:span><text:span text:style-name="T32">and corresponding </text:span><text:span text:style-name="T33">user-user </text:span><text:span text:style-name="T32">similarity matrix computed using improved cosine similarity metric.</text:span></text:p>
      <text:p text:style-name="P60"/>
      <text:p text:style-name="P60"><draw:frame draw:style-name="fr4" draw:name="Object9" text:anchor-type="paragraph" svg:x="1.416cm" svg:y="0.316cm" svg:width="13.208cm" svg:height="8.364cm" draw:z-index="8"><draw:object xlink:href="./Object 9" xlink:type="simple" xlink:show="embed" xlink:actuate="onLoad"/><draw:image xlink:href="./ObjectReplacements/Object 9" xlink:type="simple" xlink:show="embed" xlink:actuate="onLoad"/></draw:frame></text:p>
      <text:p text:style-name="P60"/>
      <text:p text:style-name="P60"/>
      <text:p text:style-name="P60"/>
      <text:p text:style-name="P60"/>
      <text:p text:style-name="P30"/>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4" draw:name="Object7" text:anchor-type="paragraph" svg:x="1.431cm" svg:y="-0.049cm" svg:width="12.176cm" svg:height="5.81cm" draw:z-index="7"><draw:object xlink:href="./Object 7" xlink:type="simple" xlink:show="embed" xlink:actuate="onLoad"/><draw:image xlink:href="./ObjectReplacements/Object 7"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62"/>
      <text:p text:style-name="P63">In the similarity matrix, 1 represents most similar users while 0 represents completely different users. </text:p>
      <text:p text:style-name="P63"/>
      <text:p text:style-name="P63"><text:span text:style-name="T98">Now, consider the U</text:span><text:span text:style-name="T100">2</text:span><text:span text:style-name="T98"> to be under observation. U</text:span><text:span text:style-name="T101">2</text:span><text:span text:style-name="T98"> <text:s/>is most similar to U</text:span><text:span text:style-name="T101">3</text:span><text:span text:style-name="T98"> and U</text:span><text:span text:style-name="T102">1</text:span><text:span text:style-name="T101"> </text:span><text:span text:style-name="T98">with similarity values of 0.899 and 0.838 respectively. So, the following subset of user-item ratings table is taken into consideration.</text:span></text:p>
      <text:p text:style-name="P31"><draw:frame draw:style-name="fr4" draw:name="Object10" text:anchor-type="paragraph" svg:x="3.644cm" svg:y="0.349cm" svg:width="9.423cm" svg:height="1.806cm" draw:z-index="9"><draw:object xlink:href="./Object 10" xlink:type="simple" xlink:show="embed" xlink:actuate="onLoad"/><draw:image xlink:href="./ObjectReplacements/Object 10" xlink:type="simple" xlink:show="embed" xlink:actuate="onLoad"/></draw:frame></text:p>
      <text:p text:style-name="P31"/>
      <text:p text:style-name="P31"/>
      <text:p text:style-name="P31"/>
      <text:p text:style-name="P31"/>
      <text:p text:style-name="P64">Using average method and weighted average method, we compute the ratings <text:span text:style-name="T99">for items I</text:span><text:span text:style-name="T103">6</text:span><text:span text:style-name="T99">,I</text:span><text:span text:style-name="T103">8</text:span><text:span text:style-name="T99"> and I</text:span><text:span text:style-name="T103">12</text:span><text:span text:style-name="T99">. </text:span></text:p>
      <text:p text:style-name="P64"/>
      <text:p text:style-name="P65">Predicted ratings using average method:</text:p>
      <text:p text:style-name="P65"><draw:frame draw:style-name="fr1" draw:name="Object12" text:anchor-type="char" svg:x="5.516cm" svg:y="0.12cm" svg:width="2.76cm" svg:height="0.998cm" draw:z-index="11"><draw:object xlink:href="./Object 12" xlink:type="simple" xlink:show="embed" xlink:actuate="onLoad"/><draw:image xlink:href="./ObjectReplacements/Object 12" xlink:type="simple" xlink:show="embed" xlink:actuate="onLoad"/></draw:frame><draw:frame draw:style-name="fr1" draw:name="Object11" text:anchor-type="char" svg:x="2.937cm" svg:y="0.198cm" svg:width="1.94cm" svg:height="0.998cm" draw:z-index="10"><draw:object xlink:href="./Object 11" xlink:type="simple" xlink:show="embed" xlink:actuate="onLoad"/><draw:image xlink:href="./ObjectReplacements/Object 11" xlink:type="simple" xlink:show="embed" xlink:actuate="onLoad"/></draw:frame><draw:frame draw:style-name="fr1" draw:name="Object13" text:anchor-type="char" svg:x="8.691cm" svg:y="0.145cm" svg:width="2.053cm" svg:height="0.998cm" draw:z-index="12"><draw:object xlink:href="./Object 13" xlink:type="simple" xlink:show="embed" xlink:actuate="onLoad"/><draw:image xlink:href="./ObjectReplacements/Object 13" xlink:type="simple" xlink:show="embed" xlink:actuate="onLoad"/></draw:frame></text:p>
      <text:p text:style-name="P65"/>
      <text:p text:style-name="P68"><text:span text:style-name="T110"/></text:p>
      <text:p text:style-name="P68"><text:span text:style-name="T110"/></text:p>
      <text:p text:style-name="P66">Predicted ratings using <text:span text:style-name="T142">weighted-</text:span>average method:</text:p>
      <text:p text:style-name="P66"><draw:frame draw:style-name="fr1" draw:name="Object14" text:anchor-type="char" svg:x="1.787cm" svg:y="0.217cm" svg:width="3.179cm" svg:height="0.998cm" draw:z-index="13"><draw:object xlink:href="./Object 14" xlink:type="simple" xlink:show="embed" xlink:actuate="onLoad"/><draw:image xlink:href="./ObjectReplacements/Object 14" xlink:type="simple" xlink:show="embed" xlink:actuate="onLoad"/><svg:desc>formula</svg:desc></draw:frame><draw:frame draw:style-name="fr1" draw:name="Object15" text:anchor-type="char" svg:x="5.348cm" svg:y="0.217cm" svg:width="5.442cm" svg:height="0.998cm" draw:z-index="14"><draw:object xlink:href="./Object 15" xlink:type="simple" xlink:show="embed" xlink:actuate="onLoad"/><draw:image xlink:href="./ObjectReplacements/Object 15" xlink:type="simple" xlink:show="embed" xlink:actuate="onLoad"/><svg:desc>formula</svg:desc></draw:frame><draw:frame draw:style-name="fr1" draw:name="Object16" text:anchor-type="char" svg:x="10.977cm" svg:y="0.191cm" svg:width="3.291cm" svg:height="0.998cm" draw:z-index="15"><draw:object xlink:href="./Object 16" xlink:type="simple" xlink:show="embed" xlink:actuate="onLoad"/><draw:image xlink:href="./ObjectReplacements/Object 16" xlink:type="simple" xlink:show="embed" xlink:actuate="onLoad"/><svg:desc>formula</svg:desc></draw:frame></text:p>
      <text:p text:style-name="P66"/>
      <text:p text:style-name="P67"><text:span text:style-name="T107"/></text:p>
      <text:p text:style-name="P67"><text:span text:style-name="T107"/></text:p>
      <text:p text:style-name="P69"><text:span text:style-name="T107">w</text:span><text:span text:style-name="T110">here r</text:span><text:span text:style-name="T104">2,6</text:span><text:span text:style-name="T110">, r</text:span><text:span text:style-name="T104">2,8</text:span><text:span text:style-name="T110"> and r</text:span><text:span text:style-name="T104">2,12</text:span><text:span text:style-name="T110"> are the ratings of items I</text:span><text:span text:style-name="T106">6</text:span><text:span text:style-name="T110">, I</text:span><text:span text:style-name="T106">8 </text:span><text:span text:style-name="T110">and I</text:span><text:span text:style-name="T106">12 </text:span><text:span text:style-name="T110"><text:s/>for user U</text:span><text:span text:style-name="T106">2</text:span><text:span text:style-name="T110"> respectively . </text:span><text:span text:style-name="T108">Here in r</text:span><text:span text:style-name="T105">2,6 </text:span><text:span text:style-name="T108">and r</text:span><text:span text:style-name="T105">2,12 </text:span><text:span text:style-name="T108">, </text:span><text:span text:style-name="T109">t</text:span><text:span text:style-name="T108">he denominator is kept 1 </text:span><text:span text:style-name="T111">in case of average method</text:span><text:span text:style-name="T108"> as for U</text:span><text:span text:style-name="T105">3 </text:span><text:span text:style-name="T108">and U</text:span><text:span text:style-name="T105">1 </text:span><text:span text:style-name="T108">respectively </text:span><text:span text:style-name="T110">the ratings are null </text:span><text:span text:style-name="T111">while in case of weighted-average method, it is just ke</text:span><text:span text:style-name="T112">pt the similarity of value for the user whose rating is not null.</text:span></text:p>
      <text:p text:style-name="P69"><text:span text:style-name="T112"/></text:p>
      <text:p text:style-name="P74"><text:span text:style-name="T143">8</text:span> <text:span text:style-name="T144">Analysis of the similarity metrics using using MovieLens dataset:</text:span></text:p>
      <text:p text:style-name="P74"/>
      <text:p text:style-name="P74"><text:span text:style-name="T145">8.1 Dataset:</text:span></text:p>
      <text:p text:style-name="P70"><text:span text:style-name="T115">MovieLens dat</text:span><text:span text:style-name="T116">as</text:span><text:span text:style-name="T115">et </text:span><text:span text:style-name="T117">is provided</text:span><text:span text:style-name="T115"> by the GroupLens Research Project at University of Minnesota. </text:span><text:span text:style-name="T118">The dataset is available </text:span><text:span text:style-name="T119">in multiple sizes. </text:span><text:span text:style-name="T120">MovieLens 20M consists of 20 million ratings with 465,000 tags applied on 27,000 movies rated by 138,000 users while </text:span><text:span text:style-name="T121">MovieLens Small consists of 100,000 ratings with 3,600 tags applied on 9,000 movies </text:span><text:span text:style-name="T122">rated </text:span><text:span text:style-name="T121">by 600 users. </text:span><text:span text:style-name="T132">MovieLens Small dataset is uded here for analysis as computation of similarity matrices takes a large amount of time.</text:span><text:span text:style-name="T121"> </text:span><text:span text:style-name="T123">The dataset has multiple files containing tags </text:span><text:span text:style-name="T124">with movie id</text:span><text:span text:style-name="T123">, movies with movie id </text:span><text:span text:style-name="T125">and</text:span><text:span text:style-name="T123"> ratings with movie id </text:span><text:span text:style-name="T126">and user id</text:span><text:span text:style-name="T123">. </text:span><text:span text:style-name="T126">For the analysis purpose, only </text:span><text:span text:style-name="T127">ratings file is used.</text:span></text:p>
      <text:p text:style-name="P70"><text:span text:style-name="T127"/></text:p>
      <text:p text:style-name="P75"><text:soft-page-break/><text:span text:style-name="T145">8.2 Similarity Matrix Computation:</text:span></text:p>
      <text:p text:style-name="P71"><text:span text:style-name="T115">MovieLens dat</text:span><text:span text:style-name="T116">as</text:span><text:span text:style-name="T115">et</text:span><text:span text:style-name="T119"> </text:span><text:span text:style-name="T128">ratings are then used to c</text:span><text:span text:style-name="T129">ompute </text:span><text:span text:style-name="T130">similarity matrices. </text:span><text:span text:style-name="T131">The similarity matrices used in here are Cosine Similarity, Pearson Correlation Coefficient and Improved Cosine Similarity. </text:span><text:span text:style-name="T133">Time complexity of computation of similarity matrix for </text:span><text:span text:style-name="T138">n</text:span><text:span text:style-name="T135">x</text:span><text:span text:style-name="T136">m</text:span><text:span text:style-name="T134"> </text:span><text:span text:style-name="T137">user-ratings matrix is O(</text:span><text:span text:style-name="T139">n</text:span><text:span text:style-name="T146">2</text:span><text:span text:style-name="T139">). </text:span><text:span text:style-name="T140">Since the similarity matrix is symmetric across the diagonal, so only half of the computations are made for Cosine Similarity and Pearson Correlation Coefficient reducing its time complexity to O(n</text:span><text:span text:style-name="T147">2</text:span><text:span text:style-name="T140">/2). But in case of Improved Cosine Similarity metric, the similarity matrix is not symmetric across the diagonal. </text:span><text:span text:style-name="T141">So, here the time complexity cannot be reduced.</text:span></text:p>
      <text:p text:style-name="P71"><text:span text:style-name="T141"/></text:p>
      <text:p text:style-name="P76"><text:span text:style-name="T145">8.3 Pseudocode for <text:s/>Matrix Computation:</text:span></text:p>
      <text:p text:style-name="P72"><text:span text:style-name="T141"/></text:p>
      <text:p text:style-name="P74"/>
      <text:p text:style-name="P73"><text:span text:style-name="T113"/></text:p>
      <text:p text:style-name="P73"><text:span text:style-name="T114"/></text:p>
      <text:p text:style-name="P73"><text:span text:style-name="T114"/></text:p>
      <text:p text:style-name="P77"><text:span text:style-name="T1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8T23:08:44.918460834</dc:date>
    <meta:editing-duration>PT17H47M14S</meta:editing-duration>
    <meta:editing-cycles>458</meta:editing-cycles>
    <meta:generator>LibreOffice/6.0.7.3$Linux_X86_64 LibreOffice_project/00m0$Build-3</meta:generator>
    <meta:document-statistic meta:table-count="0" meta:image-count="0" meta:object-count="16" meta:page-count="6" meta:paragraph-count="55" meta:word-count="2030" meta:character-count="12824" meta:non-whitespace-character-count="10840"/>
  </office:meta>
</office:document-meta>
</file>

<file path=Object 1/content.xml><?xml version="1.0" encoding="utf-8"?>
<math xmlns="http://www.w3.org/1998/Math/MathML" display="block">
  <semantics>
    <mrow>
      <mrow>
        <mrow>
          <mi mathvariant="italic">CS</mi>
          <mrow>
            <mo fence="true" stretchy="false">(</mo>
            <mrow>
              <mrow>
                <mi>u</mi>
                <mi>,</mi>
                <mi>v</mi>
              </mrow>
            </mrow>
            <mo fence="true" stretchy="false">)</mo>
          </mrow>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mi>,</mi>
      <mi mathvariant="italic">where</mi>
      <msub>
        <mi>r</mi>
        <mi>u</mi>
      </msub>
      <mi>,</mi>
      <msub>
        <mi>r</mi>
        <mi>i</mi>
      </msub>
      <mi mathvariant="italic">are</mi>
      <mi mathvariant="italic">the</mi>
      <mi mathvariant="italic">ratings</mi>
      <mi mathvariant="italic">of</mi>
      <mi mathvariant="italic">vectors</mi>
      <mi>u</mi>
      <mi>,</mi>
      <mi>v</mi>
      <mi mathvariant="italic">respectively</mi>
    </mrow>
    <annotation encoding="StarMath 5.0">{CS(u,v)}={vec u cdot vec v}over{lline  vec u rline*lline vec v rline} = sum from 1 to n{r_{u,i}r_{v,i}}over{sqrt{sum from 1 to n{r_{u,i}^2}}*sqrt{sum from 1 to n {r_{v,i}^2}}}, where r_u, r_i are the ratings of vectors u, v respectivel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43mm"/>
    </style:style>
    <style:style style:name="co3" style:family="table-column">
      <style:table-column-properties fo:break-before="auto" style:column-width="4.97mm"/>
    </style:style>
    <style:style style:name="co4" style:family="table-column">
      <style:table-column-properties fo:break-before="auto" style:column-width="6.88mm"/>
    </style:style>
    <style:style style:name="co5"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8" style:family="table-cell" style:parent-style-name="Default">
      <style:table-cell-properties fo:border="0.06pt solid #000000"/>
      <style:text-properties fo:font-weight="bold" style:font-weight-asian="bold" style:font-weight-complex="bold"/>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8"/>
        <table:table-column table:style-name="co3" table:number-columns-repeated="9" table:default-cell-style-name="ce9"/>
        <table:table-column table:style-name="co4" table:default-cell-style-name="ce9"/>
        <table:table-column table:style-name="co5" table:default-cell-style-name="ce9"/>
        <table:table-column table:style-name="co4" table:number-columns-repeated="4" table:default-cell-style-name="ce9"/>
        <table:table-row table:style-name="ro1">
          <table:table-cell/>
          <table:table-cell table:style-name="Default" table:number-columns-repeated="16"/>
        </table:table-row>
        <table:table-row table:style-name="ro1">
          <table:table-cell/>
          <table:table-cell table:style-name="ce7"/>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style-name="ce7" office:value-type="float" office:value="10" calcext:value-type="float">
            <text:p>10</text:p>
          </table:table-cell>
          <table:table-cell table:style-name="ce7" office:value-type="float" office:value="11" calcext:value-type="float">
            <text:p>11</text:p>
          </table:table-cell>
          <table:table-cell table:style-name="ce7" office:value-type="float" office:value="12" calcext:value-type="float">
            <text:p>12</text:p>
          </table:table-cell>
          <table:table-cell table:style-name="ce7" office:value-type="float" office:value="13" calcext:value-type="float">
            <text:p>13</text:p>
          </table:table-cell>
          <table:table-cell table:style-name="ce7" office:value-type="float" office:value="14" calcext:value-type="float">
            <text:p>14</text:p>
          </table:table-cell>
          <table:table-cell table:style-name="ce7"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7">00/00/0000</text:date>, <text:time style:data-style-name="N2" text:time-value="18:32:14.2982094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sub>
        <mi>r</mi>
        <mn>2,6</mn>
      </msub>
      <mo stretchy="false">=</mo>
      <mfrac>
        <mn>5</mn>
        <mn>1</mn>
      </mfrac>
      <mo stretchy="false">=</mo>
      <mn>5</mn>
    </mrow>
    <annotation encoding="StarMath 5.0">r_2,6={5} over 1=5</annotation>
  </semantics>
</math>
</file>

<file path=Object 12/content.xml><?xml version="1.0" encoding="utf-8"?>
<math xmlns="http://www.w3.org/1998/Math/MathML" display="block">
  <semantics>
    <mrow>
      <msub>
        <mi>r</mi>
        <mn>2,8</mn>
      </msub>
      <mo stretchy="false">=</mo>
      <mfrac>
        <mrow>
          <mn>2</mn>
          <mo stretchy="false">+</mo>
          <mn>3</mn>
        </mrow>
        <mn>2</mn>
      </mfrac>
      <mo stretchy="false">=</mo>
      <mn>2.5</mn>
    </mrow>
    <annotation encoding="StarMath 5.0">r_2,8={2+3} over 2 =2.5</annotation>
  </semantics>
</math>
</file>

<file path=Object 13/content.xml><?xml version="1.0" encoding="utf-8"?>
<math xmlns="http://www.w3.org/1998/Math/MathML" display="block">
  <semantics>
    <mrow>
      <msub>
        <mi>r</mi>
        <mn>2,12</mn>
      </msub>
      <mo stretchy="false">=</mo>
      <mfrac>
        <mn>2</mn>
        <mn>1</mn>
      </mfrac>
      <mo stretchy="false">=</mo>
      <mn>2</mn>
    </mrow>
    <annotation encoding="StarMath 5.0">r_2,12=2 over 1=2</annotation>
  </semantics>
</math>
</file>

<file path=Object 14/content.xml><?xml version="1.0" encoding="utf-8"?>
<math xmlns="http://www.w3.org/1998/Math/MathML" display="block">
  <semantics>
    <mrow>
      <msub>
        <mi>r</mi>
        <mn>2,6</mn>
      </msub>
      <mo stretchy="false">=</mo>
      <mfrac>
        <mrow>
          <mn>5</mn>
          <mo stretchy="false">∗</mo>
          <mn>0.838</mn>
        </mrow>
        <mn>0.838</mn>
      </mfrac>
      <mo stretchy="false">=</mo>
      <mn>5</mn>
    </mrow>
    <annotation encoding="StarMath 5.0">r_2,6={5*0.838} over 0.838=5</annotation>
  </semantics>
</math>
</file>

<file path=Object 15/content.xml><?xml version="1.0" encoding="utf-8"?>
<math xmlns="http://www.w3.org/1998/Math/MathML" display="block">
  <semantics>
    <mrow>
      <msub>
        <mi>r</mi>
        <mn>2,8</mn>
      </msub>
      <mo stretchy="false">=</mo>
      <mfrac>
        <mrow>
          <mrow>
            <mn>2</mn>
            <mo stretchy="false">∗</mo>
            <mn>0.838</mn>
          </mrow>
          <mo stretchy="false">+</mo>
          <mrow>
            <mn>3</mn>
            <mo stretchy="false">∗</mo>
            <mn>0.899</mn>
          </mrow>
        </mrow>
        <mrow>
          <mn>0.838</mn>
          <mo stretchy="false">+</mo>
          <mn>0.899</mn>
        </mrow>
      </mfrac>
      <mo stretchy="false">=</mo>
      <mn>2.52</mn>
    </mrow>
    <annotation encoding="StarMath 5.0">r_2,8={2*0.838+3*0.899} over {0.838+0.899} =2.52</annotation>
  </semantics>
</math>
</file>

<file path=Object 16/content.xml><?xml version="1.0" encoding="utf-8"?>
<math xmlns="http://www.w3.org/1998/Math/MathML" display="block">
  <semantics>
    <mrow>
      <msub>
        <mi>r</mi>
        <mn>2,12</mn>
      </msub>
      <mo stretchy="false">=</mo>
      <mfrac>
        <mrow>
          <mn>2</mn>
          <mo stretchy="false">∗</mo>
          <mn>0.899</mn>
        </mrow>
        <mn>0.899</mn>
      </mfrac>
      <mo stretchy="false">=</mo>
      <mn>2</mn>
    </mrow>
    <annotation encoding="StarMath 5.0">r_2,12=2*0.899 over 0.899=2</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u</mi>
          <mi>,</mi>
          <mi>v</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sub>
                        <mi>r</mi>
                        <mi>u</mi>
                      </msub>
                      <mo stretchy="false">−</mo>
                      <msub>
                        <mi>μ</mi>
                        <mi>u</mi>
                      </msub>
                    </mrow>
                  </mrow>
                  <mo fence="true" stretchy="false">)</mo>
                </mrow>
                <mi>,</mi>
                <mrow>
                  <mo fence="true" stretchy="false">(</mo>
                  <mrow>
                    <mrow>
                      <msub>
                        <mi>r</mi>
                        <mi>v</mi>
                      </msub>
                      <mo stretchy="false">−</mo>
                      <msub>
                        <mi>μ</mi>
                        <mi>v</mi>
                      </msub>
                    </mrow>
                  </mrow>
                  <mo fence="true" stretchy="false">)</mo>
                </mrow>
              </mrow>
            </mrow>
            <mo fence="true" stretchy="false">]</mo>
          </mrow>
        </mrow>
        <mrow>
          <msub>
            <mi>σ</mi>
            <mi>u</mi>
          </msub>
          <msub>
            <mi>σ</mi>
            <mi>v</mi>
          </msub>
        </mrow>
      </mfrac>
      <mo stretchy="false">=</mo>
      <mfrac>
        <mrow>
          <munderover>
            <mo stretchy="false">∑</mo>
            <mn>1</mn>
            <mi>n</mi>
          </munderover>
          <mrow>
            <mrow>
              <mo fence="true" stretchy="false">(</mo>
              <mrow>
                <mrow>
                  <msub>
                    <mi>r</mi>
                    <mrow>
                      <mi>u</mi>
                      <mi>,</mi>
                      <mi>i</mi>
                    </mrow>
                  </msub>
                  <mo stretchy="false">−</mo>
                  <mover accent="true">
                    <msub>
                      <mi>r</mi>
                      <mi>u</mi>
                    </msub>
                    <mo stretchy="false">¯</mo>
                  </mover>
                </mrow>
              </mrow>
              <mo fence="true" stretchy="false">)</mo>
            </mrow>
            <mrow>
              <mo fence="true" stretchy="false">(</mo>
              <mrow>
                <mrow>
                  <msub>
                    <mi>r</mi>
                    <mrow>
                      <mi>v</mi>
                      <mi>,</mi>
                      <mi>i</mi>
                    </mrow>
                  </msub>
                  <mo stretchy="false">−</mo>
                  <mover accent="true">
                    <msub>
                      <mi>r</mi>
                      <mi>v</mi>
                    </msub>
                    <mo stretchy="false">¯</mo>
                  </mover>
                </mrow>
              </mrow>
              <mo fence="true" stretchy="false">)</mo>
            </mrow>
          </mrow>
        </mrow>
        <mrow>
          <msqrt>
            <mrow>
              <munderover>
                <mo stretchy="false">∑</mo>
                <mn>1</mn>
                <mi>n</mi>
              </munderover>
              <msup>
                <mrow>
                  <mo fence="true" stretchy="false">(</mo>
                  <mrow>
                    <mrow>
                      <msub>
                        <mi>r</mi>
                        <mrow>
                          <mi>u</mi>
                          <mi>,</mi>
                          <mi>i</mi>
                        </mrow>
                      </msub>
                      <mo stretchy="false">−</mo>
                      <mover accent="true">
                        <msub>
                          <mi>r</mi>
                          <mi>u</mi>
                        </msub>
                        <mo stretchy="false">¯</mo>
                      </mover>
                    </mrow>
                  </mrow>
                  <mo fence="true" stretchy="false">)</mo>
                </mrow>
                <mn>2</mn>
              </msup>
            </mrow>
          </msqrt>
          <mo stretchy="false">∗</mo>
          <msqrt>
            <mrow>
              <munderover>
                <mo stretchy="false">∑</mo>
                <mn>1</mn>
                <mi>n</mi>
              </munderover>
              <msup>
                <mrow>
                  <mo fence="true" stretchy="false">(</mo>
                  <mrow>
                    <mrow>
                      <msub>
                        <mi>r</mi>
                        <mrow>
                          <mi>v</mi>
                          <mi>,</mi>
                          <mi>i</mi>
                        </mrow>
                      </msub>
                      <mo stretchy="false">−</mo>
                      <mover accent="true">
                        <msub>
                          <mi>r</mi>
                          <mi>v</mi>
                        </msub>
                        <mo stretchy="false">¯</mo>
                      </mover>
                    </mrow>
                  </mrow>
                  <mo fence="true" stretchy="false">)</mo>
                </mrow>
                <mn>2</mn>
              </msup>
            </mrow>
          </msqrt>
        </mrow>
      </mfrac>
    </mrow>
    <annotation encoding="StarMath 5.0">{%rho_{u,v}}={cov(u,v)}over{%sigma_{u}%sigma_{v}}={E[(r_u-%mu_u),(r_v-%mu_v)]}over{%sigma_{u}%sigma_{v}}=sum from 1 to n{{(r_{u,i}-bar{r_u})}{(r_{v,i}-bar{r_v})}}over{sqrt{sum from 1 to n{{(r_{u,i}-bar{r_u})^2}}}*sqrt{sum from 1 to n {{(r_{v,i}-bar{r_v})^2}}}}</annotation>
  </semantics>
</math>
</file>

<file path=Object 4/content.xml><?xml version="1.0" encoding="utf-8"?>
<math xmlns="http://www.w3.org/1998/Math/MathML" display="block">
  <semantics>
    <mrow>
      <mrow>
        <mrow>
          <mi mathvariant="italic">ICS</mi>
          <mrow>
            <mo fence="true" stretchy="false">(</mo>
            <mrow>
              <mrow>
                <mi>u</mi>
                <mi>,</mi>
                <mi>v</mi>
              </mrow>
            </mrow>
            <mo fence="true" stretchy="false">)</mo>
          </mrow>
        </mrow>
        <mo stretchy="false">=</mo>
        <mfrac>
          <mrow>
            <munderover>
              <mo stretchy="false">∑</mo>
              <mrow>
                <mi>i</mi>
                <mo stretchy="false">=</mo>
                <mn>1</mn>
              </mrow>
              <mi>n</mi>
            </munderover>
            <mrow>
              <msub>
                <mi>r</mi>
                <mrow>
                  <mi>u</mi>
                  <mi>,</mi>
                  <mi>i</mi>
                </mrow>
              </msub>
              <msub>
                <mi>r</mi>
                <mrow>
                  <mi>k</mi>
                  <mi>,</mi>
                  <mi>i</mi>
                </mrow>
              </msub>
            </mrow>
          </mrow>
          <mrow>
            <msqrt>
              <mrow>
                <munderover>
                  <mo stretchy="false">∑</mo>
                  <mrow>
                    <mi>i</mi>
                    <mo stretchy="false">=</mo>
                    <mn>1</mn>
                  </mrow>
                  <mi>n</mi>
                </munderover>
                <msubsup>
                  <mi>r</mi>
                  <mrow>
                    <mi>u</mi>
                    <mi>,</mi>
                    <mi>i</mi>
                  </mrow>
                  <mn>2</mn>
                </msubsup>
              </mrow>
            </msqrt>
            <mo stretchy="false">∗</mo>
            <msqrt>
              <mrow>
                <munderover>
                  <mo stretchy="false">∑</mo>
                  <mrow>
                    <mi>i</mi>
                    <mo stretchy="false">=</mo>
                    <mn>1</mn>
                  </mrow>
                  <mi>n</mi>
                </munderover>
                <msubsup>
                  <mi>r</mi>
                  <mrow>
                    <mi>k</mi>
                    <mi>,</mi>
                    <mi>i</mi>
                  </mrow>
                  <mn>2</mn>
                </msubsup>
              </mrow>
            </msqrt>
          </mrow>
        </mfrac>
      </mrow>
      <mi mathvariant="italic">where</mi>
      <mrow>
        <mi>k</mi>
        <mo stretchy="false">=</mo>
        <mrow>
          <mi>u</mi>
          <mo stretchy="false">∩</mo>
          <mi>v</mi>
        </mrow>
      </mrow>
      <mi>,</mi>
      <mrow>
        <mi>u</mi>
        <mo stretchy="false">∉</mo>
        <mi mathvariant="italic">null</mi>
      </mrow>
      <mi>,</mi>
      <mrow>
        <mi>v</mi>
        <mo stretchy="false">∉</mo>
        <mi mathvariant="italic">null</mi>
      </mrow>
    </mrow>
    <annotation encoding="StarMath 5.0"> {ICS(u,v)}=sum from i=1 to n{r_{u,i}r_{k,i}}over{sqrt{sum from i=1 to n{r_{u,i}^2}}*sqrt{sum from i=1 to n {r_{k,i}^2}}}   where k=u intersection v , u notin null,v notin null </annotation>
  </semantics>
</math>
</file>

<file path=Object 5/content.xml><?xml version="1.0" encoding="utf-8"?>
<math xmlns="http://www.w3.org/1998/Math/MathML" display="block">
  <semantics>
    <mrow>
      <mi>,</mi>
      <mi mathvariant="italic">where</mi>
      <mover accent="true">
        <msub>
          <mi>r</mi>
          <mi>u</mi>
        </msub>
        <mo stretchy="false">¯</mo>
      </mover>
      <mi>,</mi>
      <mover accent="true">
        <msub>
          <mi>r</mi>
          <mi>i</mi>
        </msub>
        <mo stretchy="false">¯</mo>
      </mover>
      <mi mathvariant="italic">are</mi>
      <mi mathvariant="italic">the</mi>
      <mrow>
        <mi mathvariant="italic">mean</mi>
        <mo stretchy="false">/</mo>
        <mi mathvariant="italic">averages</mi>
      </mrow>
      <mi mathvariant="italic">of</mi>
      <mi mathvariant="italic">ratings</mi>
      <mi mathvariant="italic">of</mi>
      <mi>u</mi>
      <mi>,</mi>
      <mi>v</mi>
      <mi mathvariant="italic">respectively</mi>
    </mrow>
    <annotation encoding="StarMath 5.0">{,where  bar r_u,bar r_i are the mean/ averages of ratings of u,v respectively}</annotation>
  </semantics>
</math>
</file>

<file path=Object 6/content.xml><?xml version="1.0" encoding="utf-8"?>
<math xmlns="http://www.w3.org/1998/Math/MathML" display="block">
  <semantics>
    <mrow>
      <mi mathvariant="italic">I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row>
                </mrow>
                <mo fence="true" stretchy="false">)</mo>
              </mrow>
            </msqrt>
          </mrow>
        </mfrac>
        <mo stretchy="false">=</mo>
        <mfrac>
          <mn>73</mn>
          <mrow>
            <msqrt>
              <mn>104</mn>
            </msqrt>
            <mo stretchy="false">∗</mo>
            <msqrt>
              <mn>73</mn>
            </msqrt>
          </mrow>
        </mfrac>
        <mo stretchy="false">=</mo>
        <mn>0.837</mn>
      </mrow>
    </mrow>
    <annotation encoding="StarMath 5.0">ICS(u,v)={(3*4)+(4*4)+(5*4)+(5*5)} over {sqrt(3^2+4^2+5^2+5^2+5^2+2^2)sqrt(4^2+4^2+4^2+5^2)}={73}over{sqrt104*sqrt73}=0.837</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24mm"/>
    </style:style>
    <style:style style:name="co3" style:family="table-column">
      <style:table-column-properties fo:break-before="auto" style:column-width="11.17mm"/>
    </style:style>
    <style:style style:name="co4" style:family="table-column">
      <style:table-column-properties fo:break-before="auto" style:column-width="10.07mm"/>
    </style:style>
    <style:style style:name="co5" style:family="table-column">
      <style:table-column-properties fo:break-before="auto" style:column-width="9.79mm"/>
    </style:style>
    <style:style style:name="co6" style:family="table-column">
      <style:table-column-properties fo:break-before="auto" style:column-width="11.43mm"/>
    </style:style>
    <style:style style:name="co7" style:family="table-column">
      <style:table-column-properties fo:break-before="auto" style:column-width="10.3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cos_similarity_improved" table:style-name="ta1">
        <table:table-column table:style-name="co1" table:default-cell-style-name="Default"/>
        <table:table-column table:style-name="co2" table:default-cell-style-name="ce11"/>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4" table:default-cell-style-name="ce10"/>
        <table:table-column table:style-name="co7" table:number-columns-repeated="2" table:default-cell-style-name="ce10"/>
        <table:table-column table:style-name="co4" table:number-columns-repeated="3" table:default-cell-style-name="ce10"/>
        <table:table-column table:style-name="co7" table:default-cell-style-name="ce10"/>
        <table:table-row table:style-name="ro1">
          <table:table-cell/>
          <table:table-cell table:style-name="ce9" office:value-type="string" calcext:value-type="string" table:number-columns-spanned="5" table:number-rows-spanned="1">
            <text:p>SIMILARITY MATRIX</text:p>
          </table:table-cell>
          <table:covered-table-cell table:number-columns-repeated="4"/>
          <table:table-cell table:style-name="ce12" table:number-columns-spanned="7" table:number-rows-spanned="1"/>
          <table:covered-table-cell table:number-columns-repeated="6"/>
        </table:table-row>
        <table:table-row table:style-name="ro1">
          <table:table-cell/>
          <table:table-cell table:style-name="ce10"/>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float" office:value="10" calcext:value-type="float">
            <text:p>10</text:p>
          </table:table-cell>
          <table:table-cell table:style-name="ce11" office:value-type="float" office:value="11" calcext:value-type="float">
            <text:p>11</text:p>
          </table:table-cell>
        </table:table-row>
        <table:table-row table:style-name="ro1">
          <table:table-cell/>
          <table:table-cell table:number-columns-repeated="2" office:value-type="float" office:value="1" calcext:value-type="float">
            <text:p>1</text:p>
          </table:table-cell>
          <table:table-cell office:value-type="float" office:value="0.837808496568922" calcext:value-type="float">
            <text:p>0.837808496568922</text:p>
          </table:table-cell>
          <table:table-cell office:value-type="float" office:value="0.803916694242663" calcext:value-type="float">
            <text:p>0.803916694242663</text:p>
          </table:table-cell>
          <table:table-cell office:value-type="float" office:value="0.535504160471562" calcext:value-type="float">
            <text:p>0.535504160471562</text:p>
          </table:table-cell>
          <table:table-cell office:value-type="float" office:value="0.622752368779528" calcext:value-type="float">
            <text:p>0.622752368779528</text:p>
          </table:table-cell>
          <table:table-cell office:value-type="float" office:value="0.547104525500714" calcext:value-type="float">
            <text:p>0.547104525500714</text:p>
          </table:table-cell>
          <table:table-cell office:value-type="float" office:value="0.49029033784546" calcext:value-type="float">
            <text:p>0.49029033784546</text:p>
          </table:table-cell>
          <table:table-cell office:value-type="float" office:value="0" calcext:value-type="float">
            <text:p>0</text:p>
          </table:table-cell>
          <table:table-cell office:value-type="float" office:value="0.392232270276368" calcext:value-type="float">
            <text:p>0.392232270276368</text:p>
          </table:table-cell>
          <table:table-cell office:value-type="float" office:value="0" calcext:value-type="float">
            <text:p>0</text:p>
          </table:table-cell>
          <table:table-cell office:value-type="float" office:value="0.535504160471562" calcext:value-type="float">
            <text:p>0.535504160471562</text:p>
          </table:table-cell>
        </table:table-row>
        <table:table-row table:style-name="ro1">
          <table:table-cell/>
          <table:table-cell office:value-type="float" office:value="2" calcext:value-type="float">
            <text:p>2</text:p>
          </table:table-cell>
          <table:table-cell office:value-type="float" office:value="0.79296315202661" calcext:value-type="float">
            <text:p>0.79296315202661</text:p>
          </table:table-cell>
          <table:table-cell office:value-type="float" office:value="1" calcext:value-type="float">
            <text:p>1</text:p>
          </table:table-cell>
          <table:table-cell office:value-type="float" office:value="0.867363251789869" calcext:value-type="float">
            <text:p>0.867363251789869</text:p>
          </table:table-cell>
          <table:table-cell office:value-type="float" office:value="0.250281812359146" calcext:value-type="float">
            <text:p>0.250281812359146</text:p>
          </table:table-cell>
          <table:table-cell office:value-type="float" office:value="0.457033995713358" calcext:value-type="float">
            <text:p>0.457033995713358</text:p>
          </table:table-cell>
          <table:table-cell office:value-type="float" office:value="0.294436559512985" calcext:value-type="float">
            <text:p>0.294436559512985</text:p>
          </table:table-cell>
          <table:table-cell office:value-type="float" office:value="0.378632845720504" calcext:value-type="float">
            <text:p>0.378632845720504</text:p>
          </table:table-cell>
          <table:table-cell office:value-type="float" office:value="0.24975705873439" calcext:value-type="float">
            <text:p>0.24975705873439</text:p>
          </table:table-cell>
          <table:table-cell office:value-type="float" office:value="0.316145447190501" calcext:value-type="float">
            <text:p>0.316145447190501</text:p>
          </table:table-cell>
          <table:table-cell office:value-type="float" office:value="0.24975705873439" calcext:value-type="float">
            <text:p>0.24975705873439</text:p>
          </table:table-cell>
          <table:table-cell office:value-type="float" office:value="0.31309083017133" calcext:value-type="float">
            <text:p>0.31309083017133</text:p>
          </table:table-cell>
        </table:table-row>
        <table:table-row table:style-name="ro1">
          <table:table-cell/>
          <table:table-cell office:value-type="float" office:value="3" calcext:value-type="float">
            <text:p>3</text:p>
          </table:table-cell>
          <table:table-cell office:value-type="float" office:value="0.866111314741823" calcext:value-type="float">
            <text:p>0.866111314741823</text:p>
          </table:table-cell>
          <table:table-cell office:value-type="float" office:value="0.898717034272917" calcext:value-type="float">
            <text:p>0.898717034272917</text:p>
          </table:table-cell>
          <table:table-cell office:value-type="float" office:value="1" calcext:value-type="float">
            <text:p>1</text:p>
          </table:table-cell>
          <table:table-cell office:value-type="float" office:value="0.400320384512718" calcext:value-type="float">
            <text:p>0.400320384512718</text:p>
          </table:table-cell>
          <table:table-cell office:value-type="float" office:value="0.660578259075816" calcext:value-type="float">
            <text:p>0.660578259075816</text:p>
          </table:table-cell>
          <table:table-cell office:value-type="float" office:value="0.306186217847897" calcext:value-type="float">
            <text:p>0.306186217847897</text:p>
          </table:table-cell>
          <table:table-cell office:value-type="float" office:value="0.319444444444444" calcext:value-type="float">
            <text:p>0.319444444444444</text:p>
          </table:table-cell>
          <table:table-cell office:value-type="float" office:value="0.21650635094611" calcext:value-type="float">
            <text:p>0.21650635094611</text:p>
          </table:table-cell>
          <table:table-cell office:value-type="float" office:value="0.28347335475692" calcext:value-type="float">
            <text:p>0.28347335475692</text:p>
          </table:table-cell>
          <table:table-cell office:value-type="float" office:value="0.21650635094611" calcext:value-type="float">
            <text:p>0.21650635094611</text:p>
          </table:table-cell>
          <table:table-cell office:value-type="float" office:value="0.471404520791032" calcext:value-type="float">
            <text:p>0.471404520791032</text:p>
          </table:table-cell>
        </table:table-row>
        <table:table-row table:style-name="ro1">
          <table:table-cell/>
          <table:table-cell office:value-type="float" office:value="4" calcext:value-type="float">
            <text:p>4</text:p>
          </table:table-cell>
          <table:table-cell office:value-type="float" office:value="0.517932397378237" calcext:value-type="float">
            <text:p>0.517932397378237</text:p>
          </table:table-cell>
          <table:table-cell office:value-type="float" office:value="0.369367500895876" calcext:value-type="float">
            <text:p>0.369367500895876</text:p>
          </table:table-cell>
          <table:table-cell office:value-type="float" office:value="0.30556616567607" calcext:value-type="float">
            <text:p>0.30556616567607</text:p>
          </table:table-cell>
          <table:table-cell office:value-type="float" office:value="1" calcext:value-type="float">
            <text:p>1</text:p>
          </table:table-cell>
          <table:table-cell office:value-type="float" office:value="0.930484210398471" calcext:value-type="float">
            <text:p>0.930484210398471</text:p>
          </table:table-cell>
          <table:table-cell office:value-type="float" office:value="0.996023841111995" calcext:value-type="float">
            <text:p>0.996023841111995</text:p>
          </table:table-cell>
          <table:table-cell table:number-columns-repeated="2" office:value-type="float" office:value="0" calcext:value-type="float">
            <text:p>0</text:p>
          </table:table-cell>
          <table:table-cell office:value-type="float" office:value="0.0890870806374748" calcext:value-type="float">
            <text:p>0.089087080637475</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table-cell office:value-type="float" office:value="5" calcext:value-type="float">
            <text:p>5</text:p>
          </table:table-cell>
          <table:table-cell office:value-type="float" office:value="0.700480659909131" calcext:value-type="float">
            <text:p>0.700480659909131</text:p>
          </table:table-cell>
          <table:table-cell office:value-type="float" office:value="0.466082207945798" calcext:value-type="float">
            <text:p>0.466082207945798</text:p>
          </table:table-cell>
          <table:table-cell office:value-type="float" office:value="0.558064085132125" calcext:value-type="float">
            <text:p>0.558064085132125</text:p>
          </table:table-cell>
          <table:table-cell office:value-type="float" office:value="0.913346754555086" calcext:value-type="float">
            <text:p>0.913346754555086</text:p>
          </table:table-cell>
          <table:table-cell office:value-type="float" office:value="1" calcext:value-type="float">
            <text:p>1</text:p>
          </table:table-cell>
          <table:table-cell office:value-type="float" office:value="0.878784827886" calcext:value-type="float">
            <text:p>0.878784827886</text:p>
          </table:table-cell>
          <table:table-cell table:number-columns-repeated="2" office:value-type="float" office:value="0.170871531543352" calcext:value-type="float">
            <text:p>0.170871531543352</text:p>
          </table:table-cell>
          <table:table-cell office:value-type="float" office:value="0.269375819074586" calcext:value-type="float">
            <text:p>0.269375819074586</text:p>
          </table:table-cell>
          <table:table-cell office:value-type="float" office:value="0.170871531543352" calcext:value-type="float">
            <text:p>0.170871531543352</text:p>
          </table:table-cell>
          <table:table-cell office:value-type="float" office:value="0.917324993022811" calcext:value-type="float">
            <text:p>0.917324993022811</text:p>
          </table:table-cell>
        </table:table-row>
        <table:table-row table:style-name="ro1">
          <table:table-cell/>
          <table:table-cell office:value-type="float" office:value="6" calcext:value-type="float">
            <text:p>6</text:p>
          </table:table-cell>
          <table:table-cell office:value-type="float" office:value="0.585594788766043" calcext:value-type="float">
            <text:p>0.585594788766043</text:p>
          </table:table-cell>
          <table:table-cell office:value-type="float" office:value="0.441899320239914" calcext:value-type="float">
            <text:p>0.441899320239914</text:p>
          </table:table-cell>
          <table:table-cell office:value-type="float" office:value="0.440225453162812" calcext:value-type="float">
            <text:p>0.440225453162812</text:p>
          </table:table-cell>
          <table:table-cell office:value-type="float" office:value="0.984374038697697" calcext:value-type="float">
            <text:p>0.984374038697697</text:p>
          </table:table-cell>
          <table:table-cell office:value-type="float" office:value="0.978838620652052" calcext:value-type="float">
            <text:p>0.97883862065205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0.984374038697697" calcext:value-type="float">
            <text:p>0.984374038697697</text:p>
          </table:table-cell>
        </table:table-row>
        <table:table-row table:style-name="ro1">
          <table:table-cell/>
          <table:table-cell office:value-type="float" office:value="7" calcext:value-type="float">
            <text:p>7</text:p>
          </table:table-cell>
          <table:table-cell office:value-type="float" office:value="0.1898315991505" calcext:value-type="float">
            <text:p>0.1898315991505</text:p>
          </table:table-cell>
          <table:table-cell office:value-type="float" office:value="0.502592033958709" calcext:value-type="float">
            <text:p>0.502592033958709</text:p>
          </table:table-cell>
          <table:table-cell office:value-type="float" office:value="0.476383487267587" calcext:value-type="float">
            <text:p>0.476383487267587</text:p>
          </table:table-cell>
          <table:table-cell office:value-type="float" office:value="0" calcext:value-type="float">
            <text:p>0</text:p>
          </table:table-cell>
          <table:table-cell office:value-type="float" office:value="0.474578997876249" calcext:value-type="float">
            <text:p>0.474578997876249</text:p>
          </table:table-cell>
          <table:table-cell office:value-type="float" office:value="0" calcext:value-type="float">
            <text:p>0</text:p>
          </table:table-cell>
          <table:table-cell office:value-type="float" office:value="1" calcext:value-type="float">
            <text:p>1</text:p>
          </table:table-cell>
          <table:table-cell office:value-type="float" office:value="0.963464951781559" calcext:value-type="float">
            <text:p>0.963464951781559</text:p>
          </table:table-cell>
          <table:table-cell office:value-type="float" office:value="0.969398182525922" calcext:value-type="float">
            <text:p>0.969398182525922</text:p>
          </table:table-cell>
          <table:table-cell office:value-type="float" office:value="0.963464951781559" calcext:value-type="float">
            <text:p>0.963464951781559</text:p>
          </table:table-cell>
          <table:table-cell office:value-type="float" office:value="0" calcext:value-type="float">
            <text:p>0</text:p>
          </table:table-cell>
        </table:table-row>
        <table:table-row table:style-name="ro1">
          <table:table-cell/>
          <table:table-cell office:value-type="float" office:value="8" calcext:value-type="float">
            <text:p>8</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9" calcext:value-type="float">
            <text:p>9</text:p>
          </table:table-cell>
          <table:table-cell office:value-type="float" office:value="0.0924500327042049" calcext:value-type="float">
            <text:p>0.092450032704205</text:p>
          </table:table-cell>
          <table:table-cell office:value-type="float" office:value="0.435142634576337" calcext:value-type="float">
            <text:p>0.435142634576337</text:p>
          </table:table-cell>
          <table:table-cell office:value-type="float" office:value="0.3038218101251" calcext:value-type="float">
            <text:p>0.3038218101251</text:p>
          </table:table-cell>
          <table:table-cell office:value-type="float" office:value="0.0924500327042049" calcext:value-type="float">
            <text:p>0.092450032704205</text:p>
          </table:table-cell>
          <table:table-cell office:value-type="float" office:value="0.223178021137329" calcext:value-type="float">
            <text:p>0.223178021137329</text:p>
          </table:table-cell>
          <table:table-cell office:value-type="float" office:value="0" calcext:value-type="float">
            <text:p>0</text:p>
          </table:table-cell>
          <table:table-cell office:value-type="float" office:value="0.983123020314817" calcext:value-type="float">
            <text:p>0.983123020314817</text:p>
          </table:table-cell>
          <table:table-cell office:value-type="float" office:value="0.992060502317679" calcext:value-type="float">
            <text:p>0.992060502317679</text:p>
          </table:table-cell>
          <table:table-cell office:value-type="float" office:value="1" calcext:value-type="float">
            <text:p>1</text:p>
          </table:table-cell>
          <table:table-cell office:value-type="float" office:value="0.992060502317679" calcext:value-type="float">
            <text:p>0.992060502317679</text:p>
          </table:table-cell>
          <table:table-cell office:value-type="float" office:value="0.0924500327042049" calcext:value-type="float">
            <text:p>0.092450032704205</text:p>
          </table:table-cell>
        </table:table-row>
        <table:table-row table:style-name="ro1">
          <table:table-cell/>
          <table:table-cell office:value-type="float" office:value="10" calcext:value-type="float">
            <text:p>10</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11" calcext:value-type="float">
            <text:p>11</text:p>
          </table:table-cell>
          <table:table-cell office:value-type="float" office:value="0.515889263586154" calcext:value-type="float">
            <text:p>0.515889263586154</text:p>
          </table:table-cell>
          <table:table-cell office:value-type="float" office:value="0.314000590932224" calcext:value-type="float">
            <text:p>0.314000590932224</text:p>
          </table:table-cell>
          <table:table-cell office:value-type="float" office:value="0.301178786466316" calcext:value-type="float">
            <text:p>0.301178786466316</text:p>
          </table:table-cell>
          <table:table-cell office:value-type="float" office:value="0.996055211447623" calcext:value-type="float">
            <text:p>0.996055211447623</text:p>
          </table:table-cell>
          <table:table-cell office:value-type="float" office:value="0.931017167762572" calcext:value-type="float">
            <text:p>0.931017167762572</text:p>
          </table:table-cell>
          <table:table-cell office:value-type="float" office:value="0.992094737665681" calcext:value-type="float">
            <text:p>0.992094737665681</text:p>
          </table:table-cell>
          <table:table-cell table:number-columns-repeated="2" office:value-type="float" office:value="0" calcext:value-type="float">
            <text:p>0</text:p>
          </table:table-cell>
          <table:table-cell office:value-type="float" office:value="0.0887356509416114" calcext:value-type="float">
            <text:p>0.088735650941611</text:p>
          </table:table-cell>
          <table:table-cell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19:50:04.8406210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 mathvariant="italic">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o stretchy="false">+</mo>
                    <msup>
                      <mn>1</mn>
                      <mn>2</mn>
                    </msup>
                    <mo stretchy="false">+</mo>
                    <msup>
                      <mn>2</mn>
                      <mn>2</mn>
                    </msup>
                  </mrow>
                </mrow>
                <mo fence="true" stretchy="false">)</mo>
              </mrow>
            </msqrt>
          </mrow>
        </mfrac>
        <mo stretchy="false">=</mo>
        <mfrac>
          <mn>73</mn>
          <mrow>
            <msqrt>
              <mn>104</mn>
            </msqrt>
            <mo stretchy="false">∗</mo>
            <msqrt>
              <mn>78</mn>
            </msqrt>
          </mrow>
        </mfrac>
        <mo stretchy="false">=</mo>
        <mn>0.8105</mn>
      </mrow>
    </mrow>
    <annotation encoding="StarMath 5.0">CS(u,v)={(3*4)+(4*4)+(5*4)+(5*5)} over {sqrt(3^2+4^2+5^2+5^2+5^2+2^2)sqrt(4^2+4^2+4^2+5^2+1^2+2^2)}={73}over{sqrt104*sqrt78}=0.8105</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88mm"/>
    </style:style>
    <style:style style:name="co3" style:family="table-column">
      <style:table-column-properties fo:break-before="auto" style:column-width="4.97mm"/>
    </style:style>
    <style:style style:name="co4"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10"/>
        <table:table-column table:style-name="co3" table:number-columns-repeated="9" table:default-cell-style-name="ce11"/>
        <table:table-column table:style-name="co2" table:default-cell-style-name="ce11"/>
        <table:table-column table:style-name="co4" table:default-cell-style-name="ce11"/>
        <table:table-column table:style-name="co2" table:number-columns-repeated="4" table:default-cell-style-name="ce11"/>
        <table:table-row table:style-name="ro1">
          <table:table-cell/>
          <table:table-cell table:style-name="ce9" office:value-type="string" calcext:value-type="string" table:number-columns-spanned="12" table:number-rows-spanned="1">
            <text:p>User-Item Ratings Matrix</text:p>
          </table:table-cell>
          <table:covered-table-cell table:number-columns-repeated="11" table:style-name="ce10"/>
          <table:table-cell table:style-name="ce12" table:number-columns-spanned="4" table:number-rows-spanned="1"/>
          <table:covered-table-cell table:number-columns-repeated="3"/>
        </table:table-row>
        <table:table-row table:style-name="ro1">
          <table:table-cell table:number-columns-repeated="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5" calcext:value-type="float">
            <text:p>5</text:p>
          </table:table-cell>
          <table:table-cell table:style-name="ce10" office:value-type="float" office:value="6" calcext:value-type="float">
            <text:p>6</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9" calcext:value-type="float">
            <text:p>9</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row table:style-name="ro1">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table:number-columns-repeated="5" office:value-type="float" office:value="5" calcext:value-type="float">
            <text:p>5</text:p>
          </table:table-cell>
          <table:table-cell table:number-columns-repeated="5"/>
        </table:table-row>
        <table:table-row table:style-name="ro1">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table-cell office:value-type="float" office:value="2" calcext:value-type="float">
            <text:p>2</text:p>
          </table:table-cell>
          <table:table-cell table:number-columns-repeated="3"/>
        </table:table-row>
        <table:table-row table:style-name="ro1">
          <table:table-cell/>
          <table:table-cell office:value-type="float" office:value="6" calcext:value-type="float">
            <text:p>6</text:p>
          </table:table-cell>
          <table:table-cell office:value-type="float" office:value="2" calcext:value-type="float">
            <text:p>2</text:p>
          </table:table-cell>
          <table:table-cell table:number-columns-repeated="4"/>
          <table:table-cell table:number-columns-repeated="5" office:value-type="float" office:value="5" calcext:value-type="float">
            <text:p>5</text:p>
          </table:table-cell>
          <table:table-cell table:number-columns-repeated="5"/>
        </table:table-row>
        <table:table-row table:style-name="ro1">
          <table:table-cell/>
          <table:table-cell office:value-type="float" office:value="7" calcext:value-type="float">
            <text:p>7</text:p>
          </table:table-cell>
          <table:table-cell table:number-columns-repeated="2"/>
          <table:table-cell office:value-type="float" office:value="2" calcext:value-type="float">
            <text:p>2</text:p>
          </table:table-cell>
          <table:table-cell table:number-columns-repeated="7"/>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row>
        <table:table-row table:style-name="ro1">
          <table:table-cell/>
          <table:table-cell office:value-type="float" office:value="8" calcext:value-type="float">
            <text:p>8</text:p>
          </table:table-cell>
          <table:table-cell table:number-columns-repeated="10"/>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9" calcext:value-type="float">
            <text:p>9</text:p>
          </table:table-cell>
          <table:table-cell/>
          <table:table-cell office:value-type="float" office:value="1" calcext:value-type="float">
            <text:p>1</text:p>
          </table:table-cell>
          <table:table-cell table:number-columns-repeated="8"/>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row>
        <table:table-row table:style-name="ro1">
          <table:table-cell/>
          <table:table-cell office:value-type="float" office:value="10" calcext:value-type="float">
            <text:p>10</text:p>
          </table:table-cell>
          <table:table-cell table:number-columns-repeated="10"/>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11" calcext:value-type="float">
            <text:p>11</text:p>
          </table:table-cell>
          <table:table-cell/>
          <table:table-cell office:value-type="float" office:value="1" calcext:value-type="float">
            <text:p>1</text:p>
          </table:table-cell>
          <table:table-cell/>
          <table:table-cell office:value-type="float" office:value="1" calcext:value-type="float">
            <text:p>1</text:p>
          </table:table-cell>
          <table:table-cell/>
          <table:table-cell table:number-columns-repeated="5" office:value-type="float" office:value="5" calcext:value-type="float">
            <text:p>5</text:p>
          </table:table-cell>
          <table:table-cell table:number-columns-repeated="5"/>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21:58:09.2229116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